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56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42.41pt"/>
    </style:style>
    <style:style style:name="co4" style:family="table-column">
      <style:table-column-properties fo:break-before="auto" style:column-width="65.25pt"/>
    </style:style>
    <style:style style:name="co5" style:family="table-column">
      <style:table-column-properties fo:break-before="auto" style:column-width="63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n_max</text:p>
          </table:table-cell>
          <table:table-cell table:style-name="Default" table:formula="of:=50/2" office:value-type="float" office:value="25" calcext:value-type="float">
            <text:p>25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_min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n_l</text:p>
          </table:table-cell>
          <table:table-cell table:style-name="Default" office:value-type="string" calcext:value-type="string">
            <text:p>n_r</text:p>
          </table:table-cell>
          <table:table-cell table:style-name="Default" office:value-type="string" calcext:value-type="string">
            <text:p>m_l</text:p>
          </table:table-cell>
          <table:table-cell table:style-name="Default" office:value-type="string" calcext:value-type="string">
            <text:p>m_r</text:p>
          </table:table-cell>
          <table:table-cell table:style-name="Default" office:value-type="string" calcext:value-type="string">
            <text:p>a = m_r – m_l</text:p>
          </table:table-cell>
          <table:table-cell table:style-name="Default" office:value-type="string" calcext:value-type="string">
            <text:p>c = sqrt((m_l**2 + m_r**2)/2.0)</text:p>
          </table:table-cell>
          <table:table-cell table:style-name="Default" office:value-type="string" calcext:value-type="string">
            <text:p>turn_pre_old</text:p>
          </table:table-cell>
          <table:table-cell table:style-name="Default" office:value-type="string" calcext:value-type="string">
            <text:p>turn_pre</text:p>
          </table:table-cell>
          <table:table-cell table:style-name="Default" office:value-type="string" calcext:value-type="string">
            <text:p>radius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5]/[.$B$1]" office:value-type="float" office:value="0.4" calcext:value-type="float">
            <text:p>0.4000</text:p>
          </table:table-cell>
          <table:table-cell table:formula="of:=[.B5]/[.$B$1]" office:value-type="float" office:value="0.12" calcext:value-type="float">
            <text:p>0.1200</text:p>
          </table:table-cell>
          <table:table-cell table:formula="of:=[.D5]-[.C5]" office:value-type="float" office:value="-0.28" calcext:value-type="float">
            <text:p>-0.2800</text:p>
          </table:table-cell>
          <table:table-cell table:formula="of:= SQRT(([.C5]^2+[.D5]^2)/2)" office:value-type="float" office:value="0.295296461204668" calcext:value-type="float">
            <text:p>0.2953</text:p>
          </table:table-cell>
          <table:table-cell office:value-type="float" office:value="0" calcext:value-type="float">
            <text:p>0.0000</text:p>
          </table:table-cell>
          <table:table-cell table:formula="of:= [.F5]*[.E5]*0.5 + (1-[.F5])*[.G5]" office:value-type="float" office:value="-0.0413415045686535" calcext:value-type="float">
            <text:p>-0.0413</text:p>
          </table:table-cell>
          <table:table-cell table:formula="of:= [.$B$2]/[.H5]" office:value-type="float" office:value="-12.0943832406892" calcext:value-type="float">
            <text:p>-12.0944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6]/[.$B$1]" office:value-type="float" office:value="0.4" calcext:value-type="float">
            <text:p>0.4000</text:p>
          </table:table-cell>
          <table:table-cell table:formula="of:=[.B6]/[.$B$1]" office:value-type="float" office:value="0.12" calcext:value-type="float">
            <text:p>0.1200</text:p>
          </table:table-cell>
          <table:table-cell table:formula="of:=[.D6]-[.C6]" office:value-type="float" office:value="-0.28" calcext:value-type="float">
            <text:p>-0.2800</text:p>
          </table:table-cell>
          <table:table-cell table:formula="of:= SQRT(([.C6]^2+[.D6]^2)/2)" office:value-type="float" office:value="0.295296461204668" calcext:value-type="float">
            <text:p>0.2953</text:p>
          </table:table-cell>
          <table:table-cell table:formula="of:=[.H5]" office:value-type="float" office:value="-0.0413415045686535" calcext:value-type="float">
            <text:p>-0.0413</text:p>
          </table:table-cell>
          <table:table-cell table:formula="of:= [.F6]*[.E6]*0.5 + (1-[.F6])*[.G6]" office:value-type="float" office:value="-0.0704750091373071" calcext:value-type="float">
            <text:p>-0.0705</text:p>
          </table:table-cell>
          <table:table-cell table:formula="of:= [.$B$2]/[.H6]" office:value-type="float" office:value="-7.09471351789179" calcext:value-type="float">
            <text:p>-7.0947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7]/[.$B$1]" office:value-type="float" office:value="0.4" calcext:value-type="float">
            <text:p>0.4000</text:p>
          </table:table-cell>
          <table:table-cell table:formula="of:=[.B7]/[.$B$1]" office:value-type="float" office:value="0.12" calcext:value-type="float">
            <text:p>0.1200</text:p>
          </table:table-cell>
          <table:table-cell table:formula="of:=[.D7]-[.C7]" office:value-type="float" office:value="-0.28" calcext:value-type="float">
            <text:p>-0.2800</text:p>
          </table:table-cell>
          <table:table-cell table:formula="of:= SQRT(([.C7]^2+[.D7]^2)/2)" office:value-type="float" office:value="0.295296461204668" calcext:value-type="float">
            <text:p>0.2953</text:p>
          </table:table-cell>
          <table:table-cell table:formula="of:=[.H6]" office:value-type="float" office:value="-0.0704750091373071" calcext:value-type="float">
            <text:p>-0.0705</text:p>
          </table:table-cell>
          <table:table-cell table:formula="of:= [.F7]*[.E7]*0.5 + (1-[.F7])*[.G7]" office:value-type="float" office:value="-0.0910054929043472" calcext:value-type="float">
            <text:p>-0.0910</text:p>
          </table:table-cell>
          <table:table-cell table:formula="of:= [.$B$2]/[.H7]" office:value-type="float" office:value="-5.49417385745642" calcext:value-type="float">
            <text:p>-5.4942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8]/[.$B$1]" office:value-type="float" office:value="0.4" calcext:value-type="float">
            <text:p>0.4000</text:p>
          </table:table-cell>
          <table:table-cell table:formula="of:=[.B8]/[.$B$1]" office:value-type="float" office:value="0.12" calcext:value-type="float">
            <text:p>0.1200</text:p>
          </table:table-cell>
          <table:table-cell table:formula="of:=[.D8]-[.C8]" office:value-type="float" office:value="-0.28" calcext:value-type="float">
            <text:p>-0.2800</text:p>
          </table:table-cell>
          <table:table-cell table:formula="of:= SQRT(([.C8]^2+[.D8]^2)/2)" office:value-type="float" office:value="0.295296461204668" calcext:value-type="float">
            <text:p>0.2953</text:p>
          </table:table-cell>
          <table:table-cell table:formula="of:=[.H7]" office:value-type="float" office:value="-0.0910054929043472" calcext:value-type="float">
            <text:p>-0.0910</text:p>
          </table:table-cell>
          <table:table-cell table:formula="of:= [.F8]*[.E8]*0.5 + (1-[.F8])*[.G8]" office:value-type="float" office:value="-0.10547339746816" calcext:value-type="float">
            <text:p>-0.1055</text:p>
          </table:table-cell>
          <table:table-cell table:formula="of:= [.$B$2]/[.H8]" office:value-type="float" office:value="-4.74053184975801" calcext:value-type="float">
            <text:p>-4.7405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9]/[.$B$1]" office:value-type="float" office:value="0.4" calcext:value-type="float">
            <text:p>0.4000</text:p>
          </table:table-cell>
          <table:table-cell table:formula="of:=[.B9]/[.$B$1]" office:value-type="float" office:value="0.12" calcext:value-type="float">
            <text:p>0.1200</text:p>
          </table:table-cell>
          <table:table-cell table:formula="of:=[.D9]-[.C9]" office:value-type="float" office:value="-0.28" calcext:value-type="float">
            <text:p>-0.2800</text:p>
          </table:table-cell>
          <table:table-cell table:formula="of:= SQRT(([.C9]^2+[.D9]^2)/2)" office:value-type="float" office:value="0.295296461204668" calcext:value-type="float">
            <text:p>0.2953</text:p>
          </table:table-cell>
          <table:table-cell table:formula="of:=[.H8]" office:value-type="float" office:value="-0.10547339746816" calcext:value-type="float">
            <text:p>-0.1055</text:p>
          </table:table-cell>
          <table:table-cell table:formula="of:= [.F9]*[.E9]*0.5 + (1-[.F9])*[.G9]" office:value-type="float" office:value="-0.115668981013233" calcext:value-type="float">
            <text:p>-0.1157</text:p>
          </table:table-cell>
          <table:table-cell table:formula="of:= [.$B$2]/[.H9]" office:value-type="float" office:value="-4.3226800791372" calcext:value-type="float">
            <text:p>-4.3227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10]/[.$B$1]" office:value-type="float" office:value="0.4" calcext:value-type="float">
            <text:p>0.4000</text:p>
          </table:table-cell>
          <table:table-cell table:formula="of:=[.B10]/[.$B$1]" office:value-type="float" office:value="0.12" calcext:value-type="float">
            <text:p>0.1200</text:p>
          </table:table-cell>
          <table:table-cell table:formula="of:=[.D10]-[.C10]" office:value-type="float" office:value="-0.28" calcext:value-type="float">
            <text:p>-0.2800</text:p>
          </table:table-cell>
          <table:table-cell table:formula="of:= SQRT(([.C10]^2+[.D10]^2)/2)" office:value-type="float" office:value="0.295296461204668" calcext:value-type="float">
            <text:p>0.2953</text:p>
          </table:table-cell>
          <table:table-cell table:formula="of:=[.H9]" office:value-type="float" office:value="-0.115668981013233" calcext:value-type="float">
            <text:p>-0.1157</text:p>
          </table:table-cell>
          <table:table-cell table:formula="of:= [.F10]*[.E10]*0.5 + (1-[.F10])*[.G10]" office:value-type="float" office:value="-0.122853844817529" calcext:value-type="float">
            <text:p>-0.1229</text:p>
          </table:table-cell>
          <table:table-cell table:formula="of:= [.$B$2]/[.H10]" office:value-type="float" office:value="-4.06987669569996" calcext:value-type="float">
            <text:p>-4.0699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11]/[.$B$1]" office:value-type="float" office:value="0.4" calcext:value-type="float">
            <text:p>0.4000</text:p>
          </table:table-cell>
          <table:table-cell table:formula="of:=[.B11]/[.$B$1]" office:value-type="float" office:value="0.12" calcext:value-type="float">
            <text:p>0.1200</text:p>
          </table:table-cell>
          <table:table-cell table:formula="of:=[.D11]-[.C11]" office:value-type="float" office:value="-0.28" calcext:value-type="float">
            <text:p>-0.2800</text:p>
          </table:table-cell>
          <table:table-cell table:formula="of:= SQRT(([.C11]^2+[.D11]^2)/2)" office:value-type="float" office:value="0.295296461204668" calcext:value-type="float">
            <text:p>0.2953</text:p>
          </table:table-cell>
          <table:table-cell table:formula="of:=[.H10]" office:value-type="float" office:value="-0.122853844817529" calcext:value-type="float">
            <text:p>-0.1229</text:p>
          </table:table-cell>
          <table:table-cell table:formula="of:= [.F11]*[.E11]*0.5 + (1-[.F11])*[.G11]" office:value-type="float" office:value="-0.127917043766179" calcext:value-type="float">
            <text:p>-0.1279</text:p>
          </table:table-cell>
          <table:table-cell table:formula="of:= [.$B$2]/[.H11]" office:value-type="float" office:value="-3.90878326514454" calcext:value-type="float">
            <text:p>-3.9088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12]/[.$B$1]" office:value-type="float" office:value="0.4" calcext:value-type="float">
            <text:p>0.4000</text:p>
          </table:table-cell>
          <table:table-cell table:formula="of:=[.B12]/[.$B$1]" office:value-type="float" office:value="0.12" calcext:value-type="float">
            <text:p>0.1200</text:p>
          </table:table-cell>
          <table:table-cell table:formula="of:=[.D12]-[.C12]" office:value-type="float" office:value="-0.28" calcext:value-type="float">
            <text:p>-0.2800</text:p>
          </table:table-cell>
          <table:table-cell table:formula="of:= SQRT(([.C12]^2+[.D12]^2)/2)" office:value-type="float" office:value="0.295296461204668" calcext:value-type="float">
            <text:p>0.2953</text:p>
          </table:table-cell>
          <table:table-cell table:formula="of:=[.H11]" office:value-type="float" office:value="-0.127917043766179" calcext:value-type="float">
            <text:p>-0.1279</text:p>
          </table:table-cell>
          <table:table-cell table:formula="of:= [.F12]*[.E12]*0.5 + (1-[.F12])*[.G12]" office:value-type="float" office:value="-0.131485097982917" calcext:value-type="float">
            <text:p>-0.1315</text:p>
          </table:table-cell>
          <table:table-cell table:formula="of:= [.$B$2]/[.H12]" office:value-type="float" office:value="-3.80271230481923" calcext:value-type="float">
            <text:p>-3.8027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13]/[.$B$1]" office:value-type="float" office:value="0.4" calcext:value-type="float">
            <text:p>0.4000</text:p>
          </table:table-cell>
          <table:table-cell table:formula="of:=[.B13]/[.$B$1]" office:value-type="float" office:value="0.12" calcext:value-type="float">
            <text:p>0.1200</text:p>
          </table:table-cell>
          <table:table-cell table:formula="of:=[.D13]-[.C13]" office:value-type="float" office:value="-0.28" calcext:value-type="float">
            <text:p>-0.2800</text:p>
          </table:table-cell>
          <table:table-cell table:formula="of:= SQRT(([.C13]^2+[.D13]^2)/2)" office:value-type="float" office:value="0.295296461204668" calcext:value-type="float">
            <text:p>0.2953</text:p>
          </table:table-cell>
          <table:table-cell table:formula="of:=[.H12]" office:value-type="float" office:value="-0.131485097982917" calcext:value-type="float">
            <text:p>-0.1315</text:p>
          </table:table-cell>
          <table:table-cell table:formula="of:= [.F13]*[.E13]*0.5 + (1-[.F13])*[.G13]" office:value-type="float" office:value="-0.133999518416066" calcext:value-type="float">
            <text:p>-0.1340</text:p>
          </table:table-cell>
          <table:table-cell table:formula="of:= [.$B$2]/[.H13]" office:value-type="float" office:value="-3.73135669374206" calcext:value-type="float">
            <text:p>-3.7314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14]/[.$B$1]" office:value-type="float" office:value="0.4" calcext:value-type="float">
            <text:p>0.4000</text:p>
          </table:table-cell>
          <table:table-cell table:formula="of:=[.B14]/[.$B$1]" office:value-type="float" office:value="0.12" calcext:value-type="float">
            <text:p>0.1200</text:p>
          </table:table-cell>
          <table:table-cell table:formula="of:=[.D14]-[.C14]" office:value-type="float" office:value="-0.28" calcext:value-type="float">
            <text:p>-0.2800</text:p>
          </table:table-cell>
          <table:table-cell table:formula="of:= SQRT(([.C14]^2+[.D14]^2)/2)" office:value-type="float" office:value="0.295296461204668" calcext:value-type="float">
            <text:p>0.2953</text:p>
          </table:table-cell>
          <table:table-cell table:formula="of:=[.H13]" office:value-type="float" office:value="-0.133999518416066" calcext:value-type="float">
            <text:p>-0.1340</text:p>
          </table:table-cell>
          <table:table-cell table:formula="of:= [.F14]*[.E14]*0.5 + (1-[.F14])*[.G14]" office:value-type="float" office:value="-0.135771439393326" calcext:value-type="float">
            <text:p>-0.1358</text:p>
          </table:table-cell>
          <table:table-cell table:formula="of:= [.$B$2]/[.H14]" office:value-type="float" office:value="-3.68265963912716" calcext:value-type="float">
            <text:p>-3.6827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15]/[.$B$1]" office:value-type="float" office:value="0.4" calcext:value-type="float">
            <text:p>0.4000</text:p>
          </table:table-cell>
          <table:table-cell table:formula="of:=[.B15]/[.$B$1]" office:value-type="float" office:value="0.12" calcext:value-type="float">
            <text:p>0.1200</text:p>
          </table:table-cell>
          <table:table-cell table:formula="of:=[.D15]-[.C15]" office:value-type="float" office:value="-0.28" calcext:value-type="float">
            <text:p>-0.2800</text:p>
          </table:table-cell>
          <table:table-cell table:formula="of:= SQRT(([.C15]^2+[.D15]^2)/2)" office:value-type="float" office:value="0.295296461204668" calcext:value-type="float">
            <text:p>0.2953</text:p>
          </table:table-cell>
          <table:table-cell table:formula="of:=[.H14]" office:value-type="float" office:value="-0.135771439393326" calcext:value-type="float">
            <text:p>-0.1358</text:p>
          </table:table-cell>
          <table:table-cell table:formula="of:= [.F15]*[.E15]*0.5 + (1-[.F15])*[.G15]" office:value-type="float" office:value="-0.137020118376466" calcext:value-type="float">
            <text:p>-0.1370</text:p>
          </table:table-cell>
          <table:table-cell table:formula="of:= [.$B$2]/[.H15]" office:value-type="float" office:value="-3.64909916824213" calcext:value-type="float">
            <text:p>-3.6491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16]/[.$B$1]" office:value-type="float" office:value="0.4" calcext:value-type="float">
            <text:p>0.4000</text:p>
          </table:table-cell>
          <table:table-cell table:formula="of:=[.B16]/[.$B$1]" office:value-type="float" office:value="0.12" calcext:value-type="float">
            <text:p>0.1200</text:p>
          </table:table-cell>
          <table:table-cell table:formula="of:=[.D16]-[.C16]" office:value-type="float" office:value="-0.28" calcext:value-type="float">
            <text:p>-0.2800</text:p>
          </table:table-cell>
          <table:table-cell table:formula="of:= SQRT(([.C16]^2+[.D16]^2)/2)" office:value-type="float" office:value="0.295296461204668" calcext:value-type="float">
            <text:p>0.2953</text:p>
          </table:table-cell>
          <table:table-cell table:formula="of:=[.H15]" office:value-type="float" office:value="-0.137020118376466" calcext:value-type="float">
            <text:p>-0.1370</text:p>
          </table:table-cell>
          <table:table-cell table:formula="of:= [.F16]*[.E16]*0.5 + (1-[.F16])*[.G16]" office:value-type="float" office:value="-0.137900066874704" calcext:value-type="float">
            <text:p>-0.1379</text:p>
          </table:table-cell>
          <table:table-cell table:formula="of:= [.$B$2]/[.H16]" office:value-type="float" office:value="-3.62581405021579" calcext:value-type="float">
            <text:p>-3.6258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17]/[.$B$1]" office:value-type="float" office:value="0.4" calcext:value-type="float">
            <text:p>0.4000</text:p>
          </table:table-cell>
          <table:table-cell table:formula="of:=[.B17]/[.$B$1]" office:value-type="float" office:value="0.12" calcext:value-type="float">
            <text:p>0.1200</text:p>
          </table:table-cell>
          <table:table-cell table:formula="of:=[.D17]-[.C17]" office:value-type="float" office:value="-0.28" calcext:value-type="float">
            <text:p>-0.2800</text:p>
          </table:table-cell>
          <table:table-cell table:formula="of:= SQRT(([.C17]^2+[.D17]^2)/2)" office:value-type="float" office:value="0.295296461204668" calcext:value-type="float">
            <text:p>0.2953</text:p>
          </table:table-cell>
          <table:table-cell table:formula="of:=[.H16]" office:value-type="float" office:value="-0.137900066874704" calcext:value-type="float">
            <text:p>-0.1379</text:p>
          </table:table-cell>
          <table:table-cell table:formula="of:= [.F17]*[.E17]*0.5 + (1-[.F17])*[.G17]" office:value-type="float" office:value="-0.138520169695371" calcext:value-type="float">
            <text:p>-0.1385</text:p>
          </table:table-cell>
          <table:table-cell table:formula="of:= [.$B$2]/[.H17]" office:value-type="float" office:value="-3.6095826412831" calcext:value-type="float">
            <text:p>-3.6096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18]/[.$B$1]" office:value-type="float" office:value="0.4" calcext:value-type="float">
            <text:p>0.4000</text:p>
          </table:table-cell>
          <table:table-cell table:formula="of:=[.B18]/[.$B$1]" office:value-type="float" office:value="0.12" calcext:value-type="float">
            <text:p>0.1200</text:p>
          </table:table-cell>
          <table:table-cell table:formula="of:=[.D18]-[.C18]" office:value-type="float" office:value="-0.28" calcext:value-type="float">
            <text:p>-0.2800</text:p>
          </table:table-cell>
          <table:table-cell table:formula="of:= SQRT(([.C18]^2+[.D18]^2)/2)" office:value-type="float" office:value="0.295296461204668" calcext:value-type="float">
            <text:p>0.2953</text:p>
          </table:table-cell>
          <table:table-cell table:formula="of:=[.H17]" office:value-type="float" office:value="-0.138520169695371" calcext:value-type="float">
            <text:p>-0.1385</text:p>
          </table:table-cell>
          <table:table-cell table:formula="of:= [.F18]*[.E18]*0.5 + (1-[.F18])*[.G18]" office:value-type="float" office:value="-0.138957158347511" calcext:value-type="float">
            <text:p>-0.1390</text:p>
          </table:table-cell>
          <table:table-cell table:formula="of:= [.$B$2]/[.H18]" office:value-type="float" office:value="-3.5982313250072" calcext:value-type="float">
            <text:p>-3.5982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19]/[.$B$1]" office:value-type="float" office:value="0.4" calcext:value-type="float">
            <text:p>0.4000</text:p>
          </table:table-cell>
          <table:table-cell table:formula="of:=[.B19]/[.$B$1]" office:value-type="float" office:value="0.12" calcext:value-type="float">
            <text:p>0.1200</text:p>
          </table:table-cell>
          <table:table-cell table:formula="of:=[.D19]-[.C19]" office:value-type="float" office:value="-0.28" calcext:value-type="float">
            <text:p>-0.2800</text:p>
          </table:table-cell>
          <table:table-cell table:formula="of:= SQRT(([.C19]^2+[.D19]^2)/2)" office:value-type="float" office:value="0.295296461204668" calcext:value-type="float">
            <text:p>0.2953</text:p>
          </table:table-cell>
          <table:table-cell table:formula="of:=[.H18]" office:value-type="float" office:value="-0.138957158347511" calcext:value-type="float">
            <text:p>-0.1390</text:p>
          </table:table-cell>
          <table:table-cell table:formula="of:= [.F19]*[.E19]*0.5 + (1-[.F19])*[.G19]" office:value-type="float" office:value="-0.139265105797088" calcext:value-type="float">
            <text:p>-0.1393</text:p>
          </table:table-cell>
          <table:table-cell table:formula="of:= [.$B$2]/[.H19]" office:value-type="float" office:value="-3.59027480098647" calcext:value-type="float">
            <text:p>-3.5903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20]/[.$B$1]" office:value-type="float" office:value="0.4" calcext:value-type="float">
            <text:p>0.4000</text:p>
          </table:table-cell>
          <table:table-cell table:formula="of:=[.B20]/[.$B$1]" office:value-type="float" office:value="0.12" calcext:value-type="float">
            <text:p>0.1200</text:p>
          </table:table-cell>
          <table:table-cell table:formula="of:=[.D20]-[.C20]" office:value-type="float" office:value="-0.28" calcext:value-type="float">
            <text:p>-0.2800</text:p>
          </table:table-cell>
          <table:table-cell table:formula="of:= SQRT(([.C20]^2+[.D20]^2)/2)" office:value-type="float" office:value="0.295296461204668" calcext:value-type="float">
            <text:p>0.2953</text:p>
          </table:table-cell>
          <table:table-cell table:formula="of:=[.H19]" office:value-type="float" office:value="-0.139265105797088" calcext:value-type="float">
            <text:p>-0.1393</text:p>
          </table:table-cell>
          <table:table-cell table:formula="of:= [.F20]*[.E20]*0.5 + (1-[.F20])*[.G20]" office:value-type="float" office:value="-0.139482117454568" calcext:value-type="float">
            <text:p>-0.1395</text:p>
          </table:table-cell>
          <table:table-cell table:formula="of:= [.$B$2]/[.H20]" office:value-type="float" office:value="-3.58468891299174" calcext:value-type="float">
            <text:p>-3.5847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21]/[.$B$1]" office:value-type="float" office:value="0.4" calcext:value-type="float">
            <text:p>0.4000</text:p>
          </table:table-cell>
          <table:table-cell table:formula="of:=[.B21]/[.$B$1]" office:value-type="float" office:value="0.12" calcext:value-type="float">
            <text:p>0.1200</text:p>
          </table:table-cell>
          <table:table-cell table:formula="of:=[.D21]-[.C21]" office:value-type="float" office:value="-0.28" calcext:value-type="float">
            <text:p>-0.2800</text:p>
          </table:table-cell>
          <table:table-cell table:formula="of:= SQRT(([.C21]^2+[.D21]^2)/2)" office:value-type="float" office:value="0.295296461204668" calcext:value-type="float">
            <text:p>0.2953</text:p>
          </table:table-cell>
          <table:table-cell table:formula="of:=[.H20]" office:value-type="float" office:value="-0.139482117454568" calcext:value-type="float">
            <text:p>-0.1395</text:p>
          </table:table-cell>
          <table:table-cell table:formula="of:= [.F21]*[.E21]*0.5 + (1-[.F21])*[.G21]" office:value-type="float" office:value="-0.139635046337554" calcext:value-type="float">
            <text:p>-0.1396</text:p>
          </table:table-cell>
          <table:table-cell table:formula="of:= [.$B$2]/[.H21]" office:value-type="float" office:value="-3.58076294679848" calcext:value-type="float">
            <text:p>-3.5808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22]/[.$B$1]" office:value-type="float" office:value="0.4" calcext:value-type="float">
            <text:p>0.4000</text:p>
          </table:table-cell>
          <table:table-cell table:formula="of:=[.B22]/[.$B$1]" office:value-type="float" office:value="0.12" calcext:value-type="float">
            <text:p>0.1200</text:p>
          </table:table-cell>
          <table:table-cell table:formula="of:=[.D22]-[.C22]" office:value-type="float" office:value="-0.28" calcext:value-type="float">
            <text:p>-0.2800</text:p>
          </table:table-cell>
          <table:table-cell table:formula="of:= SQRT(([.C22]^2+[.D22]^2)/2)" office:value-type="float" office:value="0.295296461204668" calcext:value-type="float">
            <text:p>0.2953</text:p>
          </table:table-cell>
          <table:table-cell table:formula="of:=[.H21]" office:value-type="float" office:value="-0.139635046337554" calcext:value-type="float">
            <text:p>-0.1396</text:p>
          </table:table-cell>
          <table:table-cell table:formula="of:= [.F22]*[.E22]*0.5 + (1-[.F22])*[.G22]" office:value-type="float" office:value="-0.139742815862578" calcext:value-type="float">
            <text:p>-0.1397</text:p>
          </table:table-cell>
          <table:table-cell table:formula="of:= [.$B$2]/[.H22]" office:value-type="float" office:value="-3.5780014658621" calcext:value-type="float">
            <text:p>-3.5780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23]/[.$B$1]" office:value-type="float" office:value="0.4" calcext:value-type="float">
            <text:p>0.4000</text:p>
          </table:table-cell>
          <table:table-cell table:formula="of:=[.B23]/[.$B$1]" office:value-type="float" office:value="0.12" calcext:value-type="float">
            <text:p>0.1200</text:p>
          </table:table-cell>
          <table:table-cell table:formula="of:=[.D23]-[.C23]" office:value-type="float" office:value="-0.28" calcext:value-type="float">
            <text:p>-0.2800</text:p>
          </table:table-cell>
          <table:table-cell table:formula="of:= SQRT(([.C23]^2+[.D23]^2)/2)" office:value-type="float" office:value="0.295296461204668" calcext:value-type="float">
            <text:p>0.2953</text:p>
          </table:table-cell>
          <table:table-cell table:formula="of:=[.H22]" office:value-type="float" office:value="-0.139742815862578" calcext:value-type="float">
            <text:p>-0.1397</text:p>
          </table:table-cell>
          <table:table-cell table:formula="of:= [.F23]*[.E23]*0.5 + (1-[.F23])*[.G23]" office:value-type="float" office:value="-0.139818761428236" calcext:value-type="float">
            <text:p>-0.1398</text:p>
          </table:table-cell>
          <table:table-cell table:formula="of:= [.$B$2]/[.H23]" office:value-type="float" office:value="-3.57605799745716" calcext:value-type="float">
            <text:p>-3.5761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24]/[.$B$1]" office:value-type="float" office:value="0.4" calcext:value-type="float">
            <text:p>0.4000</text:p>
          </table:table-cell>
          <table:table-cell table:formula="of:=[.B24]/[.$B$1]" office:value-type="float" office:value="0.12" calcext:value-type="float">
            <text:p>0.1200</text:p>
          </table:table-cell>
          <table:table-cell table:formula="of:=[.D24]-[.C24]" office:value-type="float" office:value="-0.28" calcext:value-type="float">
            <text:p>-0.2800</text:p>
          </table:table-cell>
          <table:table-cell table:formula="of:= SQRT(([.C24]^2+[.D24]^2)/2)" office:value-type="float" office:value="0.295296461204668" calcext:value-type="float">
            <text:p>0.2953</text:p>
          </table:table-cell>
          <table:table-cell table:formula="of:=[.H23]" office:value-type="float" office:value="-0.139818761428236" calcext:value-type="float">
            <text:p>-0.1398</text:p>
          </table:table-cell>
          <table:table-cell table:formula="of:= [.F24]*[.E24]*0.5 + (1-[.F24])*[.G24]" office:value-type="float" office:value="-0.139872280537112" calcext:value-type="float">
            <text:p>-0.1399</text:p>
          </table:table-cell>
          <table:table-cell table:formula="of:= [.$B$2]/[.H24]" office:value-type="float" office:value="-3.57468969605694" calcext:value-type="float">
            <text:p>-3.5747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25]/[.$B$1]" office:value-type="float" office:value="0.4" calcext:value-type="float">
            <text:p>0.4000</text:p>
          </table:table-cell>
          <table:table-cell table:formula="of:=[.B25]/[.$B$1]" office:value-type="float" office:value="0.12" calcext:value-type="float">
            <text:p>0.1200</text:p>
          </table:table-cell>
          <table:table-cell table:formula="of:=[.D25]-[.C25]" office:value-type="float" office:value="-0.28" calcext:value-type="float">
            <text:p>-0.2800</text:p>
          </table:table-cell>
          <table:table-cell table:formula="of:= SQRT(([.C25]^2+[.D25]^2)/2)" office:value-type="float" office:value="0.295296461204668" calcext:value-type="float">
            <text:p>0.2953</text:p>
          </table:table-cell>
          <table:table-cell table:formula="of:=[.H24]" office:value-type="float" office:value="-0.139872280537112" calcext:value-type="float">
            <text:p>-0.1399</text:p>
          </table:table-cell>
          <table:table-cell table:formula="of:= [.F25]*[.E25]*0.5 + (1-[.F25])*[.G25]" office:value-type="float" office:value="-0.13990999564253" calcext:value-type="float">
            <text:p>-0.1399</text:p>
          </table:table-cell>
          <table:table-cell table:formula="of:= [.$B$2]/[.H25]" office:value-type="float" office:value="-3.57372607799589" calcext:value-type="float">
            <text:p>-3.5737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26]/[.$B$1]" office:value-type="float" office:value="0.4" calcext:value-type="float">
            <text:p>0.4000</text:p>
          </table:table-cell>
          <table:table-cell table:formula="of:=[.B26]/[.$B$1]" office:value-type="float" office:value="0.12" calcext:value-type="float">
            <text:p>0.1200</text:p>
          </table:table-cell>
          <table:table-cell table:formula="of:=[.D26]-[.C26]" office:value-type="float" office:value="-0.28" calcext:value-type="float">
            <text:p>-0.2800</text:p>
          </table:table-cell>
          <table:table-cell table:formula="of:= SQRT(([.C26]^2+[.D26]^2)/2)" office:value-type="float" office:value="0.295296461204668" calcext:value-type="float">
            <text:p>0.2953</text:p>
          </table:table-cell>
          <table:table-cell table:formula="of:=[.H25]" office:value-type="float" office:value="-0.13990999564253" calcext:value-type="float">
            <text:p>-0.1399</text:p>
          </table:table-cell>
          <table:table-cell table:formula="of:= [.F26]*[.E26]*0.5 + (1-[.F26])*[.G26]" office:value-type="float" office:value="-0.139936573610784" calcext:value-type="float">
            <text:p>-0.1399</text:p>
          </table:table-cell>
          <table:table-cell table:formula="of:= [.$B$2]/[.H26]" office:value-type="float" office:value="-3.57304732493085" calcext:value-type="float">
            <text:p>-3.5730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27]/[.$B$1]" office:value-type="float" office:value="0.4" calcext:value-type="float">
            <text:p>0.4000</text:p>
          </table:table-cell>
          <table:table-cell table:formula="of:=[.B27]/[.$B$1]" office:value-type="float" office:value="0.12" calcext:value-type="float">
            <text:p>0.1200</text:p>
          </table:table-cell>
          <table:table-cell table:formula="of:=[.D27]-[.C27]" office:value-type="float" office:value="-0.28" calcext:value-type="float">
            <text:p>-0.2800</text:p>
          </table:table-cell>
          <table:table-cell table:formula="of:= SQRT(([.C27]^2+[.D27]^2)/2)" office:value-type="float" office:value="0.295296461204668" calcext:value-type="float">
            <text:p>0.2953</text:p>
          </table:table-cell>
          <table:table-cell table:formula="of:=[.H26]" office:value-type="float" office:value="-0.139936573610784" calcext:value-type="float">
            <text:p>-0.1399</text:p>
          </table:table-cell>
          <table:table-cell table:formula="of:= [.F27]*[.E27]*0.5 + (1-[.F27])*[.G27]" office:value-type="float" office:value="-0.139955303199066" calcext:value-type="float">
            <text:p>-0.1400</text:p>
          </table:table-cell>
          <table:table-cell table:formula="of:= [.$B$2]/[.H27]" office:value-type="float" office:value="-3.57256916008979" calcext:value-type="float">
            <text:p>-3.5726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28]/[.$B$1]" office:value-type="float" office:value="0.4" calcext:value-type="float">
            <text:p>0.4000</text:p>
          </table:table-cell>
          <table:table-cell table:formula="of:=[.B28]/[.$B$1]" office:value-type="float" office:value="0.12" calcext:value-type="float">
            <text:p>0.1200</text:p>
          </table:table-cell>
          <table:table-cell table:formula="of:=[.D28]-[.C28]" office:value-type="float" office:value="-0.28" calcext:value-type="float">
            <text:p>-0.2800</text:p>
          </table:table-cell>
          <table:table-cell table:formula="of:= SQRT(([.C28]^2+[.D28]^2)/2)" office:value-type="float" office:value="0.295296461204668" calcext:value-type="float">
            <text:p>0.2953</text:p>
          </table:table-cell>
          <table:table-cell table:formula="of:=[.H27]" office:value-type="float" office:value="-0.139955303199066" calcext:value-type="float">
            <text:p>-0.1400</text:p>
          </table:table-cell>
          <table:table-cell table:formula="of:= [.F28]*[.E28]*0.5 + (1-[.F28])*[.G28]" office:value-type="float" office:value="-0.139968502006209" calcext:value-type="float">
            <text:p>-0.1400</text:p>
          </table:table-cell>
          <table:table-cell table:formula="of:= [.$B$2]/[.H28]" office:value-type="float" office:value="-3.57223227249956" calcext:value-type="float">
            <text:p>-3.5722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29]/[.$B$1]" office:value-type="float" office:value="0.4" calcext:value-type="float">
            <text:p>0.4000</text:p>
          </table:table-cell>
          <table:table-cell table:formula="of:=[.B29]/[.$B$1]" office:value-type="float" office:value="0.12" calcext:value-type="float">
            <text:p>0.1200</text:p>
          </table:table-cell>
          <table:table-cell table:formula="of:=[.D29]-[.C29]" office:value-type="float" office:value="-0.28" calcext:value-type="float">
            <text:p>-0.2800</text:p>
          </table:table-cell>
          <table:table-cell table:formula="of:= SQRT(([.C29]^2+[.D29]^2)/2)" office:value-type="float" office:value="0.295296461204668" calcext:value-type="float">
            <text:p>0.2953</text:p>
          </table:table-cell>
          <table:table-cell table:formula="of:=[.H28]" office:value-type="float" office:value="-0.139968502006209" calcext:value-type="float">
            <text:p>-0.1400</text:p>
          </table:table-cell>
          <table:table-cell table:formula="of:= [.F29]*[.E29]*0.5 + (1-[.F29])*[.G29]" office:value-type="float" office:value="-0.139977803252311" calcext:value-type="float">
            <text:p>-0.1400</text:p>
          </table:table-cell>
          <table:table-cell table:formula="of:= [.$B$2]/[.H29]" office:value-type="float" office:value="-3.57199490478321" calcext:value-type="float">
            <text:p>-3.5720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30]/[.$B$1]" office:value-type="float" office:value="0.4" calcext:value-type="float">
            <text:p>0.4000</text:p>
          </table:table-cell>
          <table:table-cell table:formula="of:=[.B30]/[.$B$1]" office:value-type="float" office:value="0.12" calcext:value-type="float">
            <text:p>0.1200</text:p>
          </table:table-cell>
          <table:table-cell table:formula="of:=[.D30]-[.C30]" office:value-type="float" office:value="-0.28" calcext:value-type="float">
            <text:p>-0.2800</text:p>
          </table:table-cell>
          <table:table-cell table:formula="of:= SQRT(([.C30]^2+[.D30]^2)/2)" office:value-type="float" office:value="0.295296461204668" calcext:value-type="float">
            <text:p>0.2953</text:p>
          </table:table-cell>
          <table:table-cell table:formula="of:=[.H29]" office:value-type="float" office:value="-0.139977803252311" calcext:value-type="float">
            <text:p>-0.1400</text:p>
          </table:table-cell>
          <table:table-cell table:formula="of:= [.F30]*[.E30]*0.5 + (1-[.F30])*[.G30]" office:value-type="float" office:value="-0.139984357873354" calcext:value-type="float">
            <text:p>-0.1400</text:p>
          </table:table-cell>
          <table:table-cell table:formula="of:= [.$B$2]/[.H30]" office:value-type="float" office:value="-3.57182764986042" calcext:value-type="float">
            <text:p>-3.5718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31]/[.$B$1]" office:value-type="float" office:value="0.4" calcext:value-type="float">
            <text:p>0.4000</text:p>
          </table:table-cell>
          <table:table-cell table:formula="of:=[.B31]/[.$B$1]" office:value-type="float" office:value="0.12" calcext:value-type="float">
            <text:p>0.1200</text:p>
          </table:table-cell>
          <table:table-cell table:formula="of:=[.D31]-[.C31]" office:value-type="float" office:value="-0.28" calcext:value-type="float">
            <text:p>-0.2800</text:p>
          </table:table-cell>
          <table:table-cell table:formula="of:= SQRT(([.C31]^2+[.D31]^2)/2)" office:value-type="float" office:value="0.295296461204668" calcext:value-type="float">
            <text:p>0.2953</text:p>
          </table:table-cell>
          <table:table-cell table:formula="of:=[.H30]" office:value-type="float" office:value="-0.139984357873354" calcext:value-type="float">
            <text:p>-0.1400</text:p>
          </table:table-cell>
          <table:table-cell table:formula="of:= [.F31]*[.E31]*0.5 + (1-[.F31])*[.G31]" office:value-type="float" office:value="-0.139988976937998" calcext:value-type="float">
            <text:p>-0.1400</text:p>
          </table:table-cell>
          <table:table-cell table:formula="of:= [.$B$2]/[.H31]" office:value-type="float" office:value="-3.57170979413224" calcext:value-type="float">
            <text:p>-3.5717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32]/[.$B$1]" office:value-type="float" office:value="0.4" calcext:value-type="float">
            <text:p>0.4000</text:p>
          </table:table-cell>
          <table:table-cell table:formula="of:=[.B32]/[.$B$1]" office:value-type="float" office:value="0.12" calcext:value-type="float">
            <text:p>0.1200</text:p>
          </table:table-cell>
          <table:table-cell table:formula="of:=[.D32]-[.C32]" office:value-type="float" office:value="-0.28" calcext:value-type="float">
            <text:p>-0.2800</text:p>
          </table:table-cell>
          <table:table-cell table:formula="of:= SQRT(([.C32]^2+[.D32]^2)/2)" office:value-type="float" office:value="0.295296461204668" calcext:value-type="float">
            <text:p>0.2953</text:p>
          </table:table-cell>
          <table:table-cell table:formula="of:=[.H31]" office:value-type="float" office:value="-0.139988976937998" calcext:value-type="float">
            <text:p>-0.1400</text:p>
          </table:table-cell>
          <table:table-cell table:formula="of:= [.F32]*[.E32]*0.5 + (1-[.F32])*[.G32]" office:value-type="float" office:value="-0.139992232009199" calcext:value-type="float">
            <text:p>-0.1400</text:p>
          </table:table-cell>
          <table:table-cell table:formula="of:= [.$B$2]/[.H32]" office:value-type="float" office:value="-3.57162674545503" calcext:value-type="float">
            <text:p>-3.5716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33]/[.$B$1]" office:value-type="float" office:value="0.4" calcext:value-type="float">
            <text:p>0.4000</text:p>
          </table:table-cell>
          <table:table-cell table:formula="of:=[.B33]/[.$B$1]" office:value-type="float" office:value="0.12" calcext:value-type="float">
            <text:p>0.1200</text:p>
          </table:table-cell>
          <table:table-cell table:formula="of:=[.D33]-[.C33]" office:value-type="float" office:value="-0.28" calcext:value-type="float">
            <text:p>-0.2800</text:p>
          </table:table-cell>
          <table:table-cell table:formula="of:= SQRT(([.C33]^2+[.D33]^2)/2)" office:value-type="float" office:value="0.295296461204668" calcext:value-type="float">
            <text:p>0.2953</text:p>
          </table:table-cell>
          <table:table-cell table:formula="of:=[.H32]" office:value-type="float" office:value="-0.139992232009199" calcext:value-type="float">
            <text:p>-0.1400</text:p>
          </table:table-cell>
          <table:table-cell table:formula="of:= [.F33]*[.E33]*0.5 + (1-[.F33])*[.G33]" office:value-type="float" office:value="-0.139994525869393" calcext:value-type="float">
            <text:p>-0.1400</text:p>
          </table:table-cell>
          <table:table-cell table:formula="of:= [.$B$2]/[.H33]" office:value-type="float" office:value="-3.57156822307803" calcext:value-type="float">
            <text:p>-3.5716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34]/[.$B$1]" office:value-type="float" office:value="0.4" calcext:value-type="float">
            <text:p>0.4000</text:p>
          </table:table-cell>
          <table:table-cell table:formula="of:=[.B34]/[.$B$1]" office:value-type="float" office:value="0.12" calcext:value-type="float">
            <text:p>0.1200</text:p>
          </table:table-cell>
          <table:table-cell table:formula="of:=[.D34]-[.C34]" office:value-type="float" office:value="-0.28" calcext:value-type="float">
            <text:p>-0.2800</text:p>
          </table:table-cell>
          <table:table-cell table:formula="of:= SQRT(([.C34]^2+[.D34]^2)/2)" office:value-type="float" office:value="0.295296461204668" calcext:value-type="float">
            <text:p>0.2953</text:p>
          </table:table-cell>
          <table:table-cell table:formula="of:=[.H33]" office:value-type="float" office:value="-0.139994525869393" calcext:value-type="float">
            <text:p>-0.1400</text:p>
          </table:table-cell>
          <table:table-cell table:formula="of:= [.F34]*[.E34]*0.5 + (1-[.F34])*[.G34]" office:value-type="float" office:value="-0.13999614236079" calcext:value-type="float">
            <text:p>-0.1400</text:p>
          </table:table-cell>
          <table:table-cell table:formula="of:= [.$B$2]/[.H34]" office:value-type="float" office:value="-3.5715269833038" calcext:value-type="float">
            <text:p>-3.5715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35]/[.$B$1]" office:value-type="float" office:value="0.4" calcext:value-type="float">
            <text:p>0.4000</text:p>
          </table:table-cell>
          <table:table-cell table:formula="of:=[.B35]/[.$B$1]" office:value-type="float" office:value="0.12" calcext:value-type="float">
            <text:p>0.1200</text:p>
          </table:table-cell>
          <table:table-cell table:formula="of:=[.D35]-[.C35]" office:value-type="float" office:value="-0.28" calcext:value-type="float">
            <text:p>-0.2800</text:p>
          </table:table-cell>
          <table:table-cell table:formula="of:= SQRT(([.C35]^2+[.D35]^2)/2)" office:value-type="float" office:value="0.295296461204668" calcext:value-type="float">
            <text:p>0.2953</text:p>
          </table:table-cell>
          <table:table-cell table:formula="of:=[.H34]" office:value-type="float" office:value="-0.13999614236079" calcext:value-type="float">
            <text:p>-0.1400</text:p>
          </table:table-cell>
          <table:table-cell table:formula="of:= [.F35]*[.E35]*0.5 + (1-[.F35])*[.G35]" office:value-type="float" office:value="-0.139997281507997" calcext:value-type="float">
            <text:p>-0.1400</text:p>
          </table:table-cell>
          <table:table-cell table:formula="of:= [.$B$2]/[.H35]" office:value-type="float" office:value="-3.571497922061" calcext:value-type="float">
            <text:p>-3.5715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36]/[.$B$1]" office:value-type="float" office:value="0.4" calcext:value-type="float">
            <text:p>0.4000</text:p>
          </table:table-cell>
          <table:table-cell table:formula="of:=[.B36]/[.$B$1]" office:value-type="float" office:value="0.12" calcext:value-type="float">
            <text:p>0.1200</text:p>
          </table:table-cell>
          <table:table-cell table:formula="of:=[.D36]-[.C36]" office:value-type="float" office:value="-0.28" calcext:value-type="float">
            <text:p>-0.2800</text:p>
          </table:table-cell>
          <table:table-cell table:formula="of:= SQRT(([.C36]^2+[.D36]^2)/2)" office:value-type="float" office:value="0.295296461204668" calcext:value-type="float">
            <text:p>0.2953</text:p>
          </table:table-cell>
          <table:table-cell table:formula="of:=[.H35]" office:value-type="float" office:value="-0.139997281507997" calcext:value-type="float">
            <text:p>-0.1400</text:p>
          </table:table-cell>
          <table:table-cell table:formula="of:= [.F36]*[.E36]*0.5 + (1-[.F36])*[.G36]" office:value-type="float" office:value="-0.139998084269065" calcext:value-type="float">
            <text:p>-0.1400</text:p>
          </table:table-cell>
          <table:table-cell table:formula="of:= [.$B$2]/[.H36]" office:value-type="float" office:value="-3.57147744278443" calcext:value-type="float">
            <text:p>-3.5715</text:p>
          </table:table-cell>
        </table:table-row>
        <table:table-row table:style-name="ro1">
          <table:table-cell office:value-type="float" office:value="10" calcext:value-type="float">
            <text:p>10.0000</text:p>
          </table:table-cell>
          <table:table-cell office:value-type="float" office:value="3" calcext:value-type="float">
            <text:p>3.0000</text:p>
          </table:table-cell>
          <table:table-cell table:formula="of:=[.A37]/[.$B$1]" office:value-type="float" office:value="0.4" calcext:value-type="float">
            <text:p>0.4000</text:p>
          </table:table-cell>
          <table:table-cell table:formula="of:=[.B37]/[.$B$1]" office:value-type="float" office:value="0.12" calcext:value-type="float">
            <text:p>0.1200</text:p>
          </table:table-cell>
          <table:table-cell table:formula="of:=[.D37]-[.C37]" office:value-type="float" office:value="-0.28" calcext:value-type="float">
            <text:p>-0.2800</text:p>
          </table:table-cell>
          <table:table-cell table:formula="of:= SQRT(([.C37]^2+[.D37]^2)/2)" office:value-type="float" office:value="0.295296461204668" calcext:value-type="float">
            <text:p>0.2953</text:p>
          </table:table-cell>
          <table:table-cell table:formula="of:=[.H36]" office:value-type="float" office:value="-0.139998084269065" calcext:value-type="float">
            <text:p>-0.1400</text:p>
          </table:table-cell>
          <table:table-cell table:formula="of:= [.F37]*[.E37]*0.5 + (1-[.F37])*[.G37]" office:value-type="float" office:value="-0.139998649977631" calcext:value-type="float">
            <text:p>-0.1400</text:p>
          </table:table-cell>
          <table:table-cell table:formula="of:= [.$B$2]/[.H37]" office:value-type="float" office:value="-3.57146301110682" calcext:value-type="float">
            <text:p>-3.5715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38]/[.$B$1]" office:value-type="float" office:value="0.12" calcext:value-type="float">
            <text:p>0.1200</text:p>
          </table:table-cell>
          <table:table-cell table:formula="of:=[.B38]/[.$B$1]" office:value-type="float" office:value="0.4" calcext:value-type="float">
            <text:p>0.4000</text:p>
          </table:table-cell>
          <table:table-cell table:formula="of:=[.D38]-[.C38]" office:value-type="float" office:value="0.28" calcext:value-type="float">
            <text:p>0.2800</text:p>
          </table:table-cell>
          <table:table-cell table:formula="of:= SQRT(([.C38]^2+[.D38]^2)/2)" office:value-type="float" office:value="0.295296461204668" calcext:value-type="float">
            <text:p>0.2953</text:p>
          </table:table-cell>
          <table:table-cell table:formula="of:=[.H37]" office:value-type="float" office:value="-0.139998649977631" calcext:value-type="float">
            <text:p>-0.1400</text:p>
          </table:table-cell>
          <table:table-cell table:formula="of:= [.F38]*[.E38]*0.5 + (1-[.F38])*[.G38]" office:value-type="float" office:value="-0.057316039497152" calcext:value-type="float">
            <text:p>-0.0573</text:p>
          </table:table-cell>
          <table:table-cell table:formula="of:= [.$B$2]/[.H38]" office:value-type="float" office:value="-8.72356157868941" calcext:value-type="float">
            <text:p>-8.7236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39]/[.$B$1]" office:value-type="float" office:value="0.12" calcext:value-type="float">
            <text:p>0.1200</text:p>
          </table:table-cell>
          <table:table-cell table:formula="of:=[.B39]/[.$B$1]" office:value-type="float" office:value="0.4" calcext:value-type="float">
            <text:p>0.4000</text:p>
          </table:table-cell>
          <table:table-cell table:formula="of:=[.D39]-[.C39]" office:value-type="float" office:value="0.28" calcext:value-type="float">
            <text:p>0.2800</text:p>
          </table:table-cell>
          <table:table-cell table:formula="of:= SQRT(([.C39]^2+[.D39]^2)/2)" office:value-type="float" office:value="0.295296461204668" calcext:value-type="float">
            <text:p>0.2953</text:p>
          </table:table-cell>
          <table:table-cell table:formula="of:=[.H38]" office:value-type="float" office:value="-0.057316039497152" calcext:value-type="float">
            <text:p>-0.0573</text:p>
          </table:table-cell>
          <table:table-cell table:formula="of:= [.F39]*[.E39]*0.5 + (1-[.F39])*[.G39]" office:value-type="float" office:value="0.000950688705277487" calcext:value-type="float">
            <text:p>0.0010</text:p>
          </table:table-cell>
          <table:table-cell table:formula="of:= [.$B$2]/[.H39]" office:value-type="float" office:value="525.934511711759" calcext:value-type="float">
            <text:p>525.9345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40]/[.$B$1]" office:value-type="float" office:value="0.12" calcext:value-type="float">
            <text:p>0.1200</text:p>
          </table:table-cell>
          <table:table-cell table:formula="of:=[.B40]/[.$B$1]" office:value-type="float" office:value="0.4" calcext:value-type="float">
            <text:p>0.4000</text:p>
          </table:table-cell>
          <table:table-cell table:formula="of:=[.D40]-[.C40]" office:value-type="float" office:value="0.28" calcext:value-type="float">
            <text:p>0.2800</text:p>
          </table:table-cell>
          <table:table-cell table:formula="of:= SQRT(([.C40]^2+[.D40]^2)/2)" office:value-type="float" office:value="0.295296461204668" calcext:value-type="float">
            <text:p>0.2953</text:p>
          </table:table-cell>
          <table:table-cell table:formula="of:=[.H39]" office:value-type="float" office:value="0.000950688705277487" calcext:value-type="float">
            <text:p>0.0010</text:p>
          </table:table-cell>
          <table:table-cell table:formula="of:= [.F40]*[.E40]*0.5 + (1-[.F40])*[.G40]" office:value-type="float" office:value="0.0420114582635553" calcext:value-type="float">
            <text:p>0.0420</text:p>
          </table:table-cell>
          <table:table-cell table:formula="of:= [.$B$2]/[.H40]" office:value-type="float" office:value="11.9015149834431" calcext:value-type="float">
            <text:p>11.9015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41]/[.$B$1]" office:value-type="float" office:value="0.12" calcext:value-type="float">
            <text:p>0.1200</text:p>
          </table:table-cell>
          <table:table-cell table:formula="of:=[.B41]/[.$B$1]" office:value-type="float" office:value="0.4" calcext:value-type="float">
            <text:p>0.4000</text:p>
          </table:table-cell>
          <table:table-cell table:formula="of:=[.D41]-[.C41]" office:value-type="float" office:value="0.28" calcext:value-type="float">
            <text:p>0.2800</text:p>
          </table:table-cell>
          <table:table-cell table:formula="of:= SQRT(([.C41]^2+[.D41]^2)/2)" office:value-type="float" office:value="0.295296461204668" calcext:value-type="float">
            <text:p>0.2953</text:p>
          </table:table-cell>
          <table:table-cell table:formula="of:=[.H40]" office:value-type="float" office:value="0.0420114582635553" calcext:value-type="float">
            <text:p>0.0420</text:p>
          </table:table-cell>
          <table:table-cell table:formula="of:= [.F41]*[.E41]*0.5 + (1-[.F41])*[.G41]" office:value-type="float" office:value="0.0709471278769334" calcext:value-type="float">
            <text:p>0.0709</text:p>
          </table:table-cell>
          <table:table-cell table:formula="of:= [.$B$2]/[.H41]" office:value-type="float" office:value="7.04750163907005" calcext:value-type="float">
            <text:p>7.0475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42]/[.$B$1]" office:value-type="float" office:value="0.12" calcext:value-type="float">
            <text:p>0.1200</text:p>
          </table:table-cell>
          <table:table-cell table:formula="of:=[.B42]/[.$B$1]" office:value-type="float" office:value="0.4" calcext:value-type="float">
            <text:p>0.4000</text:p>
          </table:table-cell>
          <table:table-cell table:formula="of:=[.D42]-[.C42]" office:value-type="float" office:value="0.28" calcext:value-type="float">
            <text:p>0.2800</text:p>
          </table:table-cell>
          <table:table-cell table:formula="of:= SQRT(([.C42]^2+[.D42]^2)/2)" office:value-type="float" office:value="0.295296461204668" calcext:value-type="float">
            <text:p>0.2953</text:p>
          </table:table-cell>
          <table:table-cell table:formula="of:=[.H41]" office:value-type="float" office:value="0.0709471278769334" calcext:value-type="float">
            <text:p>0.0709</text:p>
          </table:table-cell>
          <table:table-cell table:formula="of:= [.F42]*[.E42]*0.5 + (1-[.F42])*[.G42]" office:value-type="float" office:value="0.0913381966508934" calcext:value-type="float">
            <text:p>0.0913</text:p>
          </table:table-cell>
          <table:table-cell table:formula="of:= [.$B$2]/[.H42]" office:value-type="float" office:value="5.47416106660246" calcext:value-type="float">
            <text:p>5.4742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43]/[.$B$1]" office:value-type="float" office:value="0.12" calcext:value-type="float">
            <text:p>0.1200</text:p>
          </table:table-cell>
          <table:table-cell table:formula="of:=[.B43]/[.$B$1]" office:value-type="float" office:value="0.4" calcext:value-type="float">
            <text:p>0.4000</text:p>
          </table:table-cell>
          <table:table-cell table:formula="of:=[.D43]-[.C43]" office:value-type="float" office:value="0.28" calcext:value-type="float">
            <text:p>0.2800</text:p>
          </table:table-cell>
          <table:table-cell table:formula="of:= SQRT(([.C43]^2+[.D43]^2)/2)" office:value-type="float" office:value="0.295296461204668" calcext:value-type="float">
            <text:p>0.2953</text:p>
          </table:table-cell>
          <table:table-cell table:formula="of:=[.H42]" office:value-type="float" office:value="0.0913381966508934" calcext:value-type="float">
            <text:p>0.0913</text:p>
          </table:table-cell>
          <table:table-cell table:formula="of:= [.F43]*[.E43]*0.5 + (1-[.F43])*[.G43]" office:value-type="float" office:value="0.105707854975722" calcext:value-type="float">
            <text:p>0.1057</text:p>
          </table:table-cell>
          <table:table-cell table:formula="of:= [.$B$2]/[.H43]" office:value-type="float" office:value="4.73001746289181" calcext:value-type="float">
            <text:p>4.7300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44]/[.$B$1]" office:value-type="float" office:value="0.12" calcext:value-type="float">
            <text:p>0.1200</text:p>
          </table:table-cell>
          <table:table-cell table:formula="of:=[.B44]/[.$B$1]" office:value-type="float" office:value="0.4" calcext:value-type="float">
            <text:p>0.4000</text:p>
          </table:table-cell>
          <table:table-cell table:formula="of:=[.D44]-[.C44]" office:value-type="float" office:value="0.28" calcext:value-type="float">
            <text:p>0.2800</text:p>
          </table:table-cell>
          <table:table-cell table:formula="of:= SQRT(([.C44]^2+[.D44]^2)/2)" office:value-type="float" office:value="0.295296461204668" calcext:value-type="float">
            <text:p>0.2953</text:p>
          </table:table-cell>
          <table:table-cell table:formula="of:=[.H43]" office:value-type="float" office:value="0.105707854975722" calcext:value-type="float">
            <text:p>0.1057</text:p>
          </table:table-cell>
          <table:table-cell table:formula="of:= [.F44]*[.E44]*0.5 + (1-[.F44])*[.G44]" office:value-type="float" office:value="0.115834204048509" calcext:value-type="float">
            <text:p>0.1158</text:p>
          </table:table-cell>
          <table:table-cell table:formula="of:= [.$B$2]/[.H44]" office:value-type="float" office:value="4.31651431550056" calcext:value-type="float">
            <text:p>4.3165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45]/[.$B$1]" office:value-type="float" office:value="0.12" calcext:value-type="float">
            <text:p>0.1200</text:p>
          </table:table-cell>
          <table:table-cell table:formula="of:=[.B45]/[.$B$1]" office:value-type="float" office:value="0.4" calcext:value-type="float">
            <text:p>0.4000</text:p>
          </table:table-cell>
          <table:table-cell table:formula="of:=[.D45]-[.C45]" office:value-type="float" office:value="0.28" calcext:value-type="float">
            <text:p>0.2800</text:p>
          </table:table-cell>
          <table:table-cell table:formula="of:= SQRT(([.C45]^2+[.D45]^2)/2)" office:value-type="float" office:value="0.295296461204668" calcext:value-type="float">
            <text:p>0.2953</text:p>
          </table:table-cell>
          <table:table-cell table:formula="of:=[.H44]" office:value-type="float" office:value="0.115834204048509" calcext:value-type="float">
            <text:p>0.1158</text:p>
          </table:table-cell>
          <table:table-cell table:formula="of:= [.F45]*[.E45]*0.5 + (1-[.F45])*[.G45]" office:value-type="float" office:value="0.122970278075178" calcext:value-type="float">
            <text:p>0.1230</text:p>
          </table:table-cell>
          <table:table-cell table:formula="of:= [.$B$2]/[.H45]" office:value-type="float" office:value="4.06602317101637" calcext:value-type="float">
            <text:p>4.0660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46]/[.$B$1]" office:value-type="float" office:value="0.12" calcext:value-type="float">
            <text:p>0.1200</text:p>
          </table:table-cell>
          <table:table-cell table:formula="of:=[.B46]/[.$B$1]" office:value-type="float" office:value="0.4" calcext:value-type="float">
            <text:p>0.4000</text:p>
          </table:table-cell>
          <table:table-cell table:formula="of:=[.D46]-[.C46]" office:value-type="float" office:value="0.28" calcext:value-type="float">
            <text:p>0.2800</text:p>
          </table:table-cell>
          <table:table-cell table:formula="of:= SQRT(([.C46]^2+[.D46]^2)/2)" office:value-type="float" office:value="0.295296461204668" calcext:value-type="float">
            <text:p>0.2953</text:p>
          </table:table-cell>
          <table:table-cell table:formula="of:=[.H45]" office:value-type="float" office:value="0.122970278075178" calcext:value-type="float">
            <text:p>0.1230</text:p>
          </table:table-cell>
          <table:table-cell table:formula="of:= [.F46]*[.E46]*0.5 + (1-[.F46])*[.G46]" office:value-type="float" office:value="0.127999094694878" calcext:value-type="float">
            <text:p>0.1280</text:p>
          </table:table-cell>
          <table:table-cell table:formula="of:= [.$B$2]/[.H46]" office:value-type="float" office:value="3.9062776279152" calcext:value-type="float">
            <text:p>3.9063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47]/[.$B$1]" office:value-type="float" office:value="0.12" calcext:value-type="float">
            <text:p>0.1200</text:p>
          </table:table-cell>
          <table:table-cell table:formula="of:=[.B47]/[.$B$1]" office:value-type="float" office:value="0.4" calcext:value-type="float">
            <text:p>0.4000</text:p>
          </table:table-cell>
          <table:table-cell table:formula="of:=[.D47]-[.C47]" office:value-type="float" office:value="0.28" calcext:value-type="float">
            <text:p>0.2800</text:p>
          </table:table-cell>
          <table:table-cell table:formula="of:= SQRT(([.C47]^2+[.D47]^2)/2)" office:value-type="float" office:value="0.295296461204668" calcext:value-type="float">
            <text:p>0.2953</text:p>
          </table:table-cell>
          <table:table-cell table:formula="of:=[.H46]" office:value-type="float" office:value="0.127999094694878" calcext:value-type="float">
            <text:p>0.1280</text:p>
          </table:table-cell>
          <table:table-cell table:formula="of:= [.F47]*[.E47]*0.5 + (1-[.F47])*[.G47]" office:value-type="float" office:value="0.131542919562733" calcext:value-type="float">
            <text:p>0.1315</text:p>
          </table:table-cell>
          <table:table-cell table:formula="of:= [.$B$2]/[.H47]" office:value-type="float" office:value="3.80104076800235" calcext:value-type="float">
            <text:p>3.8010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48]/[.$B$1]" office:value-type="float" office:value="0.12" calcext:value-type="float">
            <text:p>0.1200</text:p>
          </table:table-cell>
          <table:table-cell table:formula="of:=[.B48]/[.$B$1]" office:value-type="float" office:value="0.4" calcext:value-type="float">
            <text:p>0.4000</text:p>
          </table:table-cell>
          <table:table-cell table:formula="of:=[.D48]-[.C48]" office:value-type="float" office:value="0.28" calcext:value-type="float">
            <text:p>0.2800</text:p>
          </table:table-cell>
          <table:table-cell table:formula="of:= SQRT(([.C48]^2+[.D48]^2)/2)" office:value-type="float" office:value="0.295296461204668" calcext:value-type="float">
            <text:p>0.2953</text:p>
          </table:table-cell>
          <table:table-cell table:formula="of:=[.H47]" office:value-type="float" office:value="0.131542919562733" calcext:value-type="float">
            <text:p>0.1315</text:p>
          </table:table-cell>
          <table:table-cell table:formula="of:= [.F48]*[.E48]*0.5 + (1-[.F48])*[.G48]" office:value-type="float" office:value="0.134040265487981" calcext:value-type="float">
            <text:p>0.1340</text:p>
          </table:table-cell>
          <table:table-cell table:formula="of:= [.$B$2]/[.H48]" office:value-type="float" office:value="3.73022239384354" calcext:value-type="float">
            <text:p>3.7302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49]/[.$B$1]" office:value-type="float" office:value="0.12" calcext:value-type="float">
            <text:p>0.1200</text:p>
          </table:table-cell>
          <table:table-cell table:formula="of:=[.B49]/[.$B$1]" office:value-type="float" office:value="0.4" calcext:value-type="float">
            <text:p>0.4000</text:p>
          </table:table-cell>
          <table:table-cell table:formula="of:=[.D49]-[.C49]" office:value-type="float" office:value="0.28" calcext:value-type="float">
            <text:p>0.2800</text:p>
          </table:table-cell>
          <table:table-cell table:formula="of:= SQRT(([.C49]^2+[.D49]^2)/2)" office:value-type="float" office:value="0.295296461204668" calcext:value-type="float">
            <text:p>0.2953</text:p>
          </table:table-cell>
          <table:table-cell table:formula="of:=[.H48]" office:value-type="float" office:value="0.134040265487981" calcext:value-type="float">
            <text:p>0.1340</text:p>
          </table:table-cell>
          <table:table-cell table:formula="of:= [.F49]*[.E49]*0.5 + (1-[.F49])*[.G49]" office:value-type="float" office:value="0.135800153999099" calcext:value-type="float">
            <text:p>0.1358</text:p>
          </table:table-cell>
          <table:table-cell table:formula="of:= [.$B$2]/[.H49]" office:value-type="float" office:value="3.6818809498796" calcext:value-type="float">
            <text:p>3.6819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50]/[.$B$1]" office:value-type="float" office:value="0.12" calcext:value-type="float">
            <text:p>0.1200</text:p>
          </table:table-cell>
          <table:table-cell table:formula="of:=[.B50]/[.$B$1]" office:value-type="float" office:value="0.4" calcext:value-type="float">
            <text:p>0.4000</text:p>
          </table:table-cell>
          <table:table-cell table:formula="of:=[.D50]-[.C50]" office:value-type="float" office:value="0.28" calcext:value-type="float">
            <text:p>0.2800</text:p>
          </table:table-cell>
          <table:table-cell table:formula="of:= SQRT(([.C50]^2+[.D50]^2)/2)" office:value-type="float" office:value="0.295296461204668" calcext:value-type="float">
            <text:p>0.2953</text:p>
          </table:table-cell>
          <table:table-cell table:formula="of:=[.H49]" office:value-type="float" office:value="0.135800153999099" calcext:value-type="float">
            <text:p>0.1358</text:p>
          </table:table-cell>
          <table:table-cell table:formula="of:= [.F50]*[.E50]*0.5 + (1-[.F50])*[.G50]" office:value-type="float" office:value="0.13704035366077" calcext:value-type="float">
            <text:p>0.1370</text:p>
          </table:table-cell>
          <table:table-cell table:formula="of:= [.$B$2]/[.H50]" office:value-type="float" office:value="3.64856034477043" calcext:value-type="float">
            <text:p>3.6486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51]/[.$B$1]" office:value-type="float" office:value="0.12" calcext:value-type="float">
            <text:p>0.1200</text:p>
          </table:table-cell>
          <table:table-cell table:formula="of:=[.B51]/[.$B$1]" office:value-type="float" office:value="0.4" calcext:value-type="float">
            <text:p>0.4000</text:p>
          </table:table-cell>
          <table:table-cell table:formula="of:=[.D51]-[.C51]" office:value-type="float" office:value="0.28" calcext:value-type="float">
            <text:p>0.2800</text:p>
          </table:table-cell>
          <table:table-cell table:formula="of:= SQRT(([.C51]^2+[.D51]^2)/2)" office:value-type="float" office:value="0.295296461204668" calcext:value-type="float">
            <text:p>0.2953</text:p>
          </table:table-cell>
          <table:table-cell table:formula="of:=[.H50]" office:value-type="float" office:value="0.13704035366077" calcext:value-type="float">
            <text:p>0.1370</text:p>
          </table:table-cell>
          <table:table-cell table:formula="of:= [.F51]*[.E51]*0.5 + (1-[.F51])*[.G51]" office:value-type="float" office:value="0.137914326751162" calcext:value-type="float">
            <text:p>0.1379</text:p>
          </table:table-cell>
          <table:table-cell table:formula="of:= [.$B$2]/[.H51]" office:value-type="float" office:value="3.62543915326612" calcext:value-type="float">
            <text:p>3.6254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52]/[.$B$1]" office:value-type="float" office:value="0.12" calcext:value-type="float">
            <text:p>0.1200</text:p>
          </table:table-cell>
          <table:table-cell table:formula="of:=[.B52]/[.$B$1]" office:value-type="float" office:value="0.4" calcext:value-type="float">
            <text:p>0.4000</text:p>
          </table:table-cell>
          <table:table-cell table:formula="of:=[.D52]-[.C52]" office:value-type="float" office:value="0.28" calcext:value-type="float">
            <text:p>0.2800</text:p>
          </table:table-cell>
          <table:table-cell table:formula="of:= SQRT(([.C52]^2+[.D52]^2)/2)" office:value-type="float" office:value="0.295296461204668" calcext:value-type="float">
            <text:p>0.2953</text:p>
          </table:table-cell>
          <table:table-cell table:formula="of:=[.H51]" office:value-type="float" office:value="0.137914326751162" calcext:value-type="float">
            <text:p>0.1379</text:p>
          </table:table-cell>
          <table:table-cell table:formula="of:= [.F52]*[.E52]*0.5 + (1-[.F52])*[.G52]" office:value-type="float" office:value="0.138530218680773" calcext:value-type="float">
            <text:p>0.1385</text:p>
          </table:table-cell>
          <table:table-cell table:formula="of:= [.$B$2]/[.H52]" office:value-type="float" office:value="3.6093208020713" calcext:value-type="float">
            <text:p>3.6093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53]/[.$B$1]" office:value-type="float" office:value="0.12" calcext:value-type="float">
            <text:p>0.1200</text:p>
          </table:table-cell>
          <table:table-cell table:formula="of:=[.B53]/[.$B$1]" office:value-type="float" office:value="0.4" calcext:value-type="float">
            <text:p>0.4000</text:p>
          </table:table-cell>
          <table:table-cell table:formula="of:=[.D53]-[.C53]" office:value-type="float" office:value="0.28" calcext:value-type="float">
            <text:p>0.2800</text:p>
          </table:table-cell>
          <table:table-cell table:formula="of:= SQRT(([.C53]^2+[.D53]^2)/2)" office:value-type="float" office:value="0.295296461204668" calcext:value-type="float">
            <text:p>0.2953</text:p>
          </table:table-cell>
          <table:table-cell table:formula="of:=[.H52]" office:value-type="float" office:value="0.138530218680773" calcext:value-type="float">
            <text:p>0.1385</text:p>
          </table:table-cell>
          <table:table-cell table:formula="of:= [.F53]*[.E53]*0.5 + (1-[.F53])*[.G53]" office:value-type="float" office:value="0.138964239903086" calcext:value-type="float">
            <text:p>0.1390</text:p>
          </table:table-cell>
          <table:table-cell table:formula="of:= [.$B$2]/[.H53]" office:value-type="float" office:value="3.59804796074661" calcext:value-type="float">
            <text:p>3.5980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54]/[.$B$1]" office:value-type="float" office:value="0.12" calcext:value-type="float">
            <text:p>0.1200</text:p>
          </table:table-cell>
          <table:table-cell table:formula="of:=[.B54]/[.$B$1]" office:value-type="float" office:value="0.4" calcext:value-type="float">
            <text:p>0.4000</text:p>
          </table:table-cell>
          <table:table-cell table:formula="of:=[.D54]-[.C54]" office:value-type="float" office:value="0.28" calcext:value-type="float">
            <text:p>0.2800</text:p>
          </table:table-cell>
          <table:table-cell table:formula="of:= SQRT(([.C54]^2+[.D54]^2)/2)" office:value-type="float" office:value="0.295296461204668" calcext:value-type="float">
            <text:p>0.2953</text:p>
          </table:table-cell>
          <table:table-cell table:formula="of:=[.H53]" office:value-type="float" office:value="0.138964239903086" calcext:value-type="float">
            <text:p>0.1390</text:p>
          </table:table-cell>
          <table:table-cell table:formula="of:= [.F54]*[.E54]*0.5 + (1-[.F54])*[.G54]" office:value-type="float" office:value="0.139270096194361" calcext:value-type="float">
            <text:p>0.1393</text:p>
          </table:table-cell>
          <table:table-cell table:formula="of:= [.$B$2]/[.H54]" office:value-type="float" office:value="3.59014615242467" calcext:value-type="float">
            <text:p>3.5901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55]/[.$B$1]" office:value-type="float" office:value="0.12" calcext:value-type="float">
            <text:p>0.1200</text:p>
          </table:table-cell>
          <table:table-cell table:formula="of:=[.B55]/[.$B$1]" office:value-type="float" office:value="0.4" calcext:value-type="float">
            <text:p>0.4000</text:p>
          </table:table-cell>
          <table:table-cell table:formula="of:=[.D55]-[.C55]" office:value-type="float" office:value="0.28" calcext:value-type="float">
            <text:p>0.2800</text:p>
          </table:table-cell>
          <table:table-cell table:formula="of:= SQRT(([.C55]^2+[.D55]^2)/2)" office:value-type="float" office:value="0.295296461204668" calcext:value-type="float">
            <text:p>0.2953</text:p>
          </table:table-cell>
          <table:table-cell table:formula="of:=[.H54]" office:value-type="float" office:value="0.139270096194361" calcext:value-type="float">
            <text:p>0.1393</text:p>
          </table:table-cell>
          <table:table-cell table:formula="of:= [.F55]*[.E55]*0.5 + (1-[.F55])*[.G55]" office:value-type="float" office:value="0.139485634205186" calcext:value-type="float">
            <text:p>0.1395</text:p>
          </table:table-cell>
          <table:table-cell table:formula="of:= [.$B$2]/[.H55]" office:value-type="float" office:value="3.5845985348175" calcext:value-type="float">
            <text:p>3.5846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56]/[.$B$1]" office:value-type="float" office:value="0.12" calcext:value-type="float">
            <text:p>0.1200</text:p>
          </table:table-cell>
          <table:table-cell table:formula="of:=[.B56]/[.$B$1]" office:value-type="float" office:value="0.4" calcext:value-type="float">
            <text:p>0.4000</text:p>
          </table:table-cell>
          <table:table-cell table:formula="of:=[.D56]-[.C56]" office:value-type="float" office:value="0.28" calcext:value-type="float">
            <text:p>0.2800</text:p>
          </table:table-cell>
          <table:table-cell table:formula="of:= SQRT(([.C56]^2+[.D56]^2)/2)" office:value-type="float" office:value="0.295296461204668" calcext:value-type="float">
            <text:p>0.2953</text:p>
          </table:table-cell>
          <table:table-cell table:formula="of:=[.H55]" office:value-type="float" office:value="0.139485634205186" calcext:value-type="float">
            <text:p>0.1395</text:p>
          </table:table-cell>
          <table:table-cell table:formula="of:= [.F56]*[.E56]*0.5 + (1-[.F56])*[.G56]" office:value-type="float" office:value="0.13963752460416" calcext:value-type="float">
            <text:p>0.1396</text:p>
          </table:table-cell>
          <table:table-cell table:formula="of:= [.$B$2]/[.H56]" office:value-type="float" office:value="3.5806993959352" calcext:value-type="float">
            <text:p>3.5807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57]/[.$B$1]" office:value-type="float" office:value="0.12" calcext:value-type="float">
            <text:p>0.1200</text:p>
          </table:table-cell>
          <table:table-cell table:formula="of:=[.B57]/[.$B$1]" office:value-type="float" office:value="0.4" calcext:value-type="float">
            <text:p>0.4000</text:p>
          </table:table-cell>
          <table:table-cell table:formula="of:=[.D57]-[.C57]" office:value-type="float" office:value="0.28" calcext:value-type="float">
            <text:p>0.2800</text:p>
          </table:table-cell>
          <table:table-cell table:formula="of:= SQRT(([.C57]^2+[.D57]^2)/2)" office:value-type="float" office:value="0.295296461204668" calcext:value-type="float">
            <text:p>0.2953</text:p>
          </table:table-cell>
          <table:table-cell table:formula="of:=[.H56]" office:value-type="float" office:value="0.13963752460416" calcext:value-type="float">
            <text:p>0.1396</text:p>
          </table:table-cell>
          <table:table-cell table:formula="of:= [.F57]*[.E57]*0.5 + (1-[.F57])*[.G57]" office:value-type="float" office:value="0.139744562305825" calcext:value-type="float">
            <text:p>0.1397</text:p>
          </table:table-cell>
          <table:table-cell table:formula="of:= [.$B$2]/[.H57]" office:value-type="float" office:value="3.57795675015799" calcext:value-type="float">
            <text:p>3.5780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58]/[.$B$1]" office:value-type="float" office:value="0.12" calcext:value-type="float">
            <text:p>0.1200</text:p>
          </table:table-cell>
          <table:table-cell table:formula="of:=[.B58]/[.$B$1]" office:value-type="float" office:value="0.4" calcext:value-type="float">
            <text:p>0.4000</text:p>
          </table:table-cell>
          <table:table-cell table:formula="of:=[.D58]-[.C58]" office:value-type="float" office:value="0.28" calcext:value-type="float">
            <text:p>0.2800</text:p>
          </table:table-cell>
          <table:table-cell table:formula="of:= SQRT(([.C58]^2+[.D58]^2)/2)" office:value-type="float" office:value="0.295296461204668" calcext:value-type="float">
            <text:p>0.2953</text:p>
          </table:table-cell>
          <table:table-cell table:formula="of:=[.H57]" office:value-type="float" office:value="0.139744562305825" calcext:value-type="float">
            <text:p>0.1397</text:p>
          </table:table-cell>
          <table:table-cell table:formula="of:= [.F58]*[.E58]*0.5 + (1-[.F58])*[.G58]" office:value-type="float" office:value="0.139819992152973" calcext:value-type="float">
            <text:p>0.1398</text:p>
          </table:table-cell>
          <table:table-cell table:formula="of:= [.$B$2]/[.H58]" office:value-type="float" office:value="3.57602652024872" calcext:value-type="float">
            <text:p>3.5760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59]/[.$B$1]" office:value-type="float" office:value="0.12" calcext:value-type="float">
            <text:p>0.1200</text:p>
          </table:table-cell>
          <table:table-cell table:formula="of:=[.B59]/[.$B$1]" office:value-type="float" office:value="0.4" calcext:value-type="float">
            <text:p>0.4000</text:p>
          </table:table-cell>
          <table:table-cell table:formula="of:=[.D59]-[.C59]" office:value-type="float" office:value="0.28" calcext:value-type="float">
            <text:p>0.2800</text:p>
          </table:table-cell>
          <table:table-cell table:formula="of:= SQRT(([.C59]^2+[.D59]^2)/2)" office:value-type="float" office:value="0.295296461204668" calcext:value-type="float">
            <text:p>0.2953</text:p>
          </table:table-cell>
          <table:table-cell table:formula="of:=[.H58]" office:value-type="float" office:value="0.139819992152973" calcext:value-type="float">
            <text:p>0.1398</text:p>
          </table:table-cell>
          <table:table-cell table:formula="of:= [.F59]*[.E59]*0.5 + (1-[.F59])*[.G59]" office:value-type="float" office:value="0.139873147833189" calcext:value-type="float">
            <text:p>0.1399</text:p>
          </table:table-cell>
          <table:table-cell table:formula="of:= [.$B$2]/[.H59]" office:value-type="float" office:value="3.57466753087085" calcext:value-type="float">
            <text:p>3.5747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60]/[.$B$1]" office:value-type="float" office:value="0.12" calcext:value-type="float">
            <text:p>0.1200</text:p>
          </table:table-cell>
          <table:table-cell table:formula="of:=[.B60]/[.$B$1]" office:value-type="float" office:value="0.4" calcext:value-type="float">
            <text:p>0.4000</text:p>
          </table:table-cell>
          <table:table-cell table:formula="of:=[.D60]-[.C60]" office:value-type="float" office:value="0.28" calcext:value-type="float">
            <text:p>0.2800</text:p>
          </table:table-cell>
          <table:table-cell table:formula="of:= SQRT(([.C60]^2+[.D60]^2)/2)" office:value-type="float" office:value="0.295296461204668" calcext:value-type="float">
            <text:p>0.2953</text:p>
          </table:table-cell>
          <table:table-cell table:formula="of:=[.H59]" office:value-type="float" office:value="0.139873147833189" calcext:value-type="float">
            <text:p>0.1399</text:p>
          </table:table-cell>
          <table:table-cell table:formula="of:= [.F60]*[.E60]*0.5 + (1-[.F60])*[.G60]" office:value-type="float" office:value="0.139910606829145" calcext:value-type="float">
            <text:p>0.1399</text:p>
          </table:table-cell>
          <table:table-cell table:formula="of:= [.$B$2]/[.H60]" office:value-type="float" office:value="3.57371046650228" calcext:value-type="float">
            <text:p>3.5737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61]/[.$B$1]" office:value-type="float" office:value="0.12" calcext:value-type="float">
            <text:p>0.1200</text:p>
          </table:table-cell>
          <table:table-cell table:formula="of:=[.B61]/[.$B$1]" office:value-type="float" office:value="0.4" calcext:value-type="float">
            <text:p>0.4000</text:p>
          </table:table-cell>
          <table:table-cell table:formula="of:=[.D61]-[.C61]" office:value-type="float" office:value="0.28" calcext:value-type="float">
            <text:p>0.2800</text:p>
          </table:table-cell>
          <table:table-cell table:formula="of:= SQRT(([.C61]^2+[.D61]^2)/2)" office:value-type="float" office:value="0.295296461204668" calcext:value-type="float">
            <text:p>0.2953</text:p>
          </table:table-cell>
          <table:table-cell table:formula="of:=[.H60]" office:value-type="float" office:value="0.139910606829145" calcext:value-type="float">
            <text:p>0.1399</text:p>
          </table:table-cell>
          <table:table-cell table:formula="of:= [.F61]*[.E61]*0.5 + (1-[.F61])*[.G61]" office:value-type="float" office:value="0.139937004316154" calcext:value-type="float">
            <text:p>0.1399</text:p>
          </table:table-cell>
          <table:table-cell table:formula="of:= [.$B$2]/[.H61]" office:value-type="float" office:value="3.57303632762046" calcext:value-type="float">
            <text:p>3.5730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62]/[.$B$1]" office:value-type="float" office:value="0.12" calcext:value-type="float">
            <text:p>0.1200</text:p>
          </table:table-cell>
          <table:table-cell table:formula="of:=[.B62]/[.$B$1]" office:value-type="float" office:value="0.4" calcext:value-type="float">
            <text:p>0.4000</text:p>
          </table:table-cell>
          <table:table-cell table:formula="of:=[.D62]-[.C62]" office:value-type="float" office:value="0.28" calcext:value-type="float">
            <text:p>0.2800</text:p>
          </table:table-cell>
          <table:table-cell table:formula="of:= SQRT(([.C62]^2+[.D62]^2)/2)" office:value-type="float" office:value="0.295296461204668" calcext:value-type="float">
            <text:p>0.2953</text:p>
          </table:table-cell>
          <table:table-cell table:formula="of:=[.H61]" office:value-type="float" office:value="0.139937004316154" calcext:value-type="float">
            <text:p>0.1399</text:p>
          </table:table-cell>
          <table:table-cell table:formula="of:= [.F62]*[.E62]*0.5 + (1-[.F62])*[.G62]" office:value-type="float" office:value="0.139955606718665" calcext:value-type="float">
            <text:p>0.1400</text:p>
          </table:table-cell>
          <table:table-cell table:formula="of:= [.$B$2]/[.H62]" office:value-type="float" office:value="3.57256141231331" calcext:value-type="float">
            <text:p>3.5726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63]/[.$B$1]" office:value-type="float" office:value="0.12" calcext:value-type="float">
            <text:p>0.1200</text:p>
          </table:table-cell>
          <table:table-cell table:formula="of:=[.B63]/[.$B$1]" office:value-type="float" office:value="0.4" calcext:value-type="float">
            <text:p>0.4000</text:p>
          </table:table-cell>
          <table:table-cell table:formula="of:=[.D63]-[.C63]" office:value-type="float" office:value="0.28" calcext:value-type="float">
            <text:p>0.2800</text:p>
          </table:table-cell>
          <table:table-cell table:formula="of:= SQRT(([.C63]^2+[.D63]^2)/2)" office:value-type="float" office:value="0.295296461204668" calcext:value-type="float">
            <text:p>0.2953</text:p>
          </table:table-cell>
          <table:table-cell table:formula="of:=[.H62]" office:value-type="float" office:value="0.139955606718665" calcext:value-type="float">
            <text:p>0.1400</text:p>
          </table:table-cell>
          <table:table-cell table:formula="of:= [.F63]*[.E63]*0.5 + (1-[.F63])*[.G63]" office:value-type="float" office:value="0.139968715897544" calcext:value-type="float">
            <text:p>0.1400</text:p>
          </table:table-cell>
          <table:table-cell table:formula="of:= [.$B$2]/[.H63]" office:value-type="float" office:value="3.57222681364023" calcext:value-type="float">
            <text:p>3.5722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64]/[.$B$1]" office:value-type="float" office:value="0.12" calcext:value-type="float">
            <text:p>0.1200</text:p>
          </table:table-cell>
          <table:table-cell table:formula="of:=[.B64]/[.$B$1]" office:value-type="float" office:value="0.4" calcext:value-type="float">
            <text:p>0.4000</text:p>
          </table:table-cell>
          <table:table-cell table:formula="of:=[.D64]-[.C64]" office:value-type="float" office:value="0.28" calcext:value-type="float">
            <text:p>0.2800</text:p>
          </table:table-cell>
          <table:table-cell table:formula="of:= SQRT(([.C64]^2+[.D64]^2)/2)" office:value-type="float" office:value="0.295296461204668" calcext:value-type="float">
            <text:p>0.2953</text:p>
          </table:table-cell>
          <table:table-cell table:formula="of:=[.H63]" office:value-type="float" office:value="0.139968715897544" calcext:value-type="float">
            <text:p>0.1400</text:p>
          </table:table-cell>
          <table:table-cell table:formula="of:= [.F64]*[.E64]*0.5 + (1-[.F64])*[.G64]" office:value-type="float" office:value="0.139977953982292" calcext:value-type="float">
            <text:p>0.1400</text:p>
          </table:table-cell>
          <table:table-cell table:formula="of:= [.$B$2]/[.H64]" office:value-type="float" office:value="3.5719910584152" calcext:value-type="float">
            <text:p>3.5720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65]/[.$B$1]" office:value-type="float" office:value="0.12" calcext:value-type="float">
            <text:p>0.1200</text:p>
          </table:table-cell>
          <table:table-cell table:formula="of:=[.B65]/[.$B$1]" office:value-type="float" office:value="0.4" calcext:value-type="float">
            <text:p>0.4000</text:p>
          </table:table-cell>
          <table:table-cell table:formula="of:=[.D65]-[.C65]" office:value-type="float" office:value="0.28" calcext:value-type="float">
            <text:p>0.2800</text:p>
          </table:table-cell>
          <table:table-cell table:formula="of:= SQRT(([.C65]^2+[.D65]^2)/2)" office:value-type="float" office:value="0.295296461204668" calcext:value-type="float">
            <text:p>0.2953</text:p>
          </table:table-cell>
          <table:table-cell table:formula="of:=[.H64]" office:value-type="float" office:value="0.139977953982292" calcext:value-type="float">
            <text:p>0.1400</text:p>
          </table:table-cell>
          <table:table-cell table:formula="of:= [.F65]*[.E65]*0.5 + (1-[.F65])*[.G65]" office:value-type="float" office:value="0.139984464093305" calcext:value-type="float">
            <text:p>0.1400</text:p>
          </table:table-cell>
          <table:table-cell table:formula="of:= [.$B$2]/[.H65]" office:value-type="float" office:value="3.57182493956424" calcext:value-type="float">
            <text:p>3.5718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66]/[.$B$1]" office:value-type="float" office:value="0.12" calcext:value-type="float">
            <text:p>0.1200</text:p>
          </table:table-cell>
          <table:table-cell table:formula="of:=[.B66]/[.$B$1]" office:value-type="float" office:value="0.4" calcext:value-type="float">
            <text:p>0.4000</text:p>
          </table:table-cell>
          <table:table-cell table:formula="of:=[.D66]-[.C66]" office:value-type="float" office:value="0.28" calcext:value-type="float">
            <text:p>0.2800</text:p>
          </table:table-cell>
          <table:table-cell table:formula="of:= SQRT(([.C66]^2+[.D66]^2)/2)" office:value-type="float" office:value="0.295296461204668" calcext:value-type="float">
            <text:p>0.2953</text:p>
          </table:table-cell>
          <table:table-cell table:formula="of:=[.H65]" office:value-type="float" office:value="0.139984464093305" calcext:value-type="float">
            <text:p>0.1400</text:p>
          </table:table-cell>
          <table:table-cell table:formula="of:= [.F66]*[.E66]*0.5 + (1-[.F66])*[.G66]" office:value-type="float" office:value="0.139989051791573" calcext:value-type="float">
            <text:p>0.1400</text:p>
          </table:table-cell>
          <table:table-cell table:formula="of:= [.$B$2]/[.H66]" office:value-type="float" office:value="3.57170788430255" calcext:value-type="float">
            <text:p>3.5717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67]/[.$B$1]" office:value-type="float" office:value="0.12" calcext:value-type="float">
            <text:p>0.1200</text:p>
          </table:table-cell>
          <table:table-cell table:formula="of:=[.B67]/[.$B$1]" office:value-type="float" office:value="0.4" calcext:value-type="float">
            <text:p>0.4000</text:p>
          </table:table-cell>
          <table:table-cell table:formula="of:=[.D67]-[.C67]" office:value-type="float" office:value="0.28" calcext:value-type="float">
            <text:p>0.2800</text:p>
          </table:table-cell>
          <table:table-cell table:formula="of:= SQRT(([.C67]^2+[.D67]^2)/2)" office:value-type="float" office:value="0.295296461204668" calcext:value-type="float">
            <text:p>0.2953</text:p>
          </table:table-cell>
          <table:table-cell table:formula="of:=[.H66]" office:value-type="float" office:value="0.139989051791573" calcext:value-type="float">
            <text:p>0.1400</text:p>
          </table:table-cell>
          <table:table-cell table:formula="of:= [.F67]*[.E67]*0.5 + (1-[.F67])*[.G67]" office:value-type="float" office:value="0.139992284758778" calcext:value-type="float">
            <text:p>0.1400</text:p>
          </table:table-cell>
          <table:table-cell table:formula="of:= [.$B$2]/[.H67]" office:value-type="float" office:value="3.57162539965366" calcext:value-type="float">
            <text:p>3.5716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68]/[.$B$1]" office:value-type="float" office:value="0.12" calcext:value-type="float">
            <text:p>0.1200</text:p>
          </table:table-cell>
          <table:table-cell table:formula="of:=[.B68]/[.$B$1]" office:value-type="float" office:value="0.4" calcext:value-type="float">
            <text:p>0.4000</text:p>
          </table:table-cell>
          <table:table-cell table:formula="of:=[.D68]-[.C68]" office:value-type="float" office:value="0.28" calcext:value-type="float">
            <text:p>0.2800</text:p>
          </table:table-cell>
          <table:table-cell table:formula="of:= SQRT(([.C68]^2+[.D68]^2)/2)" office:value-type="float" office:value="0.295296461204668" calcext:value-type="float">
            <text:p>0.2953</text:p>
          </table:table-cell>
          <table:table-cell table:formula="of:=[.H67]" office:value-type="float" office:value="0.139992284758778" calcext:value-type="float">
            <text:p>0.1400</text:p>
          </table:table-cell>
          <table:table-cell table:formula="of:= [.F68]*[.E68]*0.5 + (1-[.F68])*[.G68]" office:value-type="float" office:value="0.139994563042208" calcext:value-type="float">
            <text:p>0.1400</text:p>
          </table:table-cell>
          <table:table-cell table:formula="of:= [.$B$2]/[.H68]" office:value-type="float" office:value="3.57156727471802" calcext:value-type="float">
            <text:p>3.5716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69]/[.$B$1]" office:value-type="float" office:value="0.12" calcext:value-type="float">
            <text:p>0.1200</text:p>
          </table:table-cell>
          <table:table-cell table:formula="of:=[.B69]/[.$B$1]" office:value-type="float" office:value="0.4" calcext:value-type="float">
            <text:p>0.4000</text:p>
          </table:table-cell>
          <table:table-cell table:formula="of:=[.D69]-[.C69]" office:value-type="float" office:value="0.28" calcext:value-type="float">
            <text:p>0.2800</text:p>
          </table:table-cell>
          <table:table-cell table:formula="of:= SQRT(([.C69]^2+[.D69]^2)/2)" office:value-type="float" office:value="0.295296461204668" calcext:value-type="float">
            <text:p>0.2953</text:p>
          </table:table-cell>
          <table:table-cell table:formula="of:=[.H68]" office:value-type="float" office:value="0.139994563042208" calcext:value-type="float">
            <text:p>0.1400</text:p>
          </table:table-cell>
          <table:table-cell table:formula="of:= [.F69]*[.E69]*0.5 + (1-[.F69])*[.G69]" office:value-type="float" office:value="0.139996168556604" calcext:value-type="float">
            <text:p>0.1400</text:p>
          </table:table-cell>
          <table:table-cell table:formula="of:= [.$B$2]/[.H69]" office:value-type="float" office:value="3.57152631500652" calcext:value-type="float">
            <text:p>3.5715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70]/[.$B$1]" office:value-type="float" office:value="0.12" calcext:value-type="float">
            <text:p>0.1200</text:p>
          </table:table-cell>
          <table:table-cell table:formula="of:=[.B70]/[.$B$1]" office:value-type="float" office:value="0.4" calcext:value-type="float">
            <text:p>0.4000</text:p>
          </table:table-cell>
          <table:table-cell table:formula="of:=[.D70]-[.C70]" office:value-type="float" office:value="0.28" calcext:value-type="float">
            <text:p>0.2800</text:p>
          </table:table-cell>
          <table:table-cell table:formula="of:= SQRT(([.C70]^2+[.D70]^2)/2)" office:value-type="float" office:value="0.295296461204668" calcext:value-type="float">
            <text:p>0.2953</text:p>
          </table:table-cell>
          <table:table-cell table:formula="of:=[.H69]" office:value-type="float" office:value="0.139996168556604" calcext:value-type="float">
            <text:p>0.1400</text:p>
          </table:table-cell>
          <table:table-cell table:formula="of:= [.F70]*[.E70]*0.5 + (1-[.F70])*[.G70]" office:value-type="float" office:value="0.13999729996828" calcext:value-type="float">
            <text:p>0.1400</text:p>
          </table:table-cell>
          <table:table-cell table:formula="of:= [.$B$2]/[.H70]" office:value-type="float" office:value="3.57149745111718" calcext:value-type="float">
            <text:p>3.5715</text:p>
          </table:table-cell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0" calcext:value-type="float">
            <text:p>10.0000</text:p>
          </table:table-cell>
          <table:table-cell table:formula="of:=[.A71]/[.$B$1]" office:value-type="float" office:value="0.12" calcext:value-type="float">
            <text:p>0.1200</text:p>
          </table:table-cell>
          <table:table-cell table:formula="of:=[.B71]/[.$B$1]" office:value-type="float" office:value="0.4" calcext:value-type="float">
            <text:p>0.4000</text:p>
          </table:table-cell>
          <table:table-cell table:formula="of:=[.D71]-[.C71]" office:value-type="float" office:value="0.28" calcext:value-type="float">
            <text:p>0.2800</text:p>
          </table:table-cell>
          <table:table-cell table:formula="of:= SQRT(([.C71]^2+[.D71]^2)/2)" office:value-type="float" office:value="0.295296461204668" calcext:value-type="float">
            <text:p>0.2953</text:p>
          </table:table-cell>
          <table:table-cell table:formula="of:=[.H70]" office:value-type="float" office:value="0.13999729996828" calcext:value-type="float">
            <text:p>0.1400</text:p>
          </table:table-cell>
          <table:table-cell table:formula="of:= [.F71]*[.E71]*0.5 + (1-[.F71])*[.G71]" office:value-type="float" office:value="0.139998097278092" calcext:value-type="float">
            <text:p>0.1400</text:p>
          </table:table-cell>
          <table:table-cell table:formula="of:= [.$B$2]/[.H71]" office:value-type="float" office:value="3.57147711091245" calcext:value-type="float">
            <text:p>3.5715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72]/[.$B$1]" office:value-type="float" office:value="1" calcext:value-type="float">
            <text:p>1.0000</text:p>
          </table:table-cell>
          <table:table-cell table:formula="of:=[.B72]/[.$B$1]" office:value-type="float" office:value="0" calcext:value-type="float">
            <text:p>0.0000</text:p>
          </table:table-cell>
          <table:table-cell table:formula="of:=[.D72]-[.C72]" office:value-type="float" office:value="-1" calcext:value-type="float">
            <text:p>-1.0000</text:p>
          </table:table-cell>
          <table:table-cell table:formula="of:= SQRT(([.C72]^2+[.D72]^2)/2)" office:value-type="float" office:value="0.707106781186548" calcext:value-type="float">
            <text:p>0.7071</text:p>
          </table:table-cell>
          <table:table-cell table:formula="of:=[.H71]" office:value-type="float" office:value="0.139998097278092" calcext:value-type="float">
            <text:p>0.1400</text:p>
          </table:table-cell>
          <table:table-cell table:formula="of:= [.F72]*[.E72]*0.5 + (1-[.F72])*[.G72]" office:value-type="float" office:value="-0.312548897253735" calcext:value-type="float">
            <text:p>-0.3125</text:p>
          </table:table-cell>
          <table:table-cell table:formula="of:= [.$B$2]/[.H72]" office:value-type="float" office:value="-1.59974968522794" calcext:value-type="float">
            <text:p>-1.5997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73]/[.$B$1]" office:value-type="float" office:value="1" calcext:value-type="float">
            <text:p>1.0000</text:p>
          </table:table-cell>
          <table:table-cell table:formula="of:=[.B73]/[.$B$1]" office:value-type="float" office:value="0" calcext:value-type="float">
            <text:p>0.0000</text:p>
          </table:table-cell>
          <table:table-cell table:formula="of:=[.D73]-[.C73]" office:value-type="float" office:value="-1" calcext:value-type="float">
            <text:p>-1.0000</text:p>
          </table:table-cell>
          <table:table-cell table:formula="of:= SQRT(([.C73]^2+[.D73]^2)/2)" office:value-type="float" office:value="0.707106781186548" calcext:value-type="float">
            <text:p>0.7071</text:p>
          </table:table-cell>
          <table:table-cell table:formula="of:=[.H72]" office:value-type="float" office:value="-0.312548897253735" calcext:value-type="float">
            <text:p>-0.3125</text:p>
          </table:table-cell>
          <table:table-cell table:formula="of:= [.F73]*[.E73]*0.5 + (1-[.F73])*[.G73]" office:value-type="float" office:value="-0.445096843146515" calcext:value-type="float">
            <text:p>-0.4451</text:p>
          </table:table-cell>
          <table:table-cell table:formula="of:= [.$B$2]/[.H73]" office:value-type="float" office:value="-1.12335103629439" calcext:value-type="float">
            <text:p>-1.1234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74]/[.$B$1]" office:value-type="float" office:value="1" calcext:value-type="float">
            <text:p>1.0000</text:p>
          </table:table-cell>
          <table:table-cell table:formula="of:=[.B74]/[.$B$1]" office:value-type="float" office:value="0" calcext:value-type="float">
            <text:p>0.0000</text:p>
          </table:table-cell>
          <table:table-cell table:formula="of:=[.D74]-[.C74]" office:value-type="float" office:value="-1" calcext:value-type="float">
            <text:p>-1.0000</text:p>
          </table:table-cell>
          <table:table-cell table:formula="of:= SQRT(([.C74]^2+[.D74]^2)/2)" office:value-type="float" office:value="0.707106781186548" calcext:value-type="float">
            <text:p>0.7071</text:p>
          </table:table-cell>
          <table:table-cell table:formula="of:=[.H73]" office:value-type="float" office:value="-0.445096843146515" calcext:value-type="float">
            <text:p>-0.4451</text:p>
          </table:table-cell>
          <table:table-cell table:formula="of:= [.F74]*[.E74]*0.5 + (1-[.F74])*[.G74]" office:value-type="float" office:value="-0.483919237666163" calcext:value-type="float">
            <text:p>-0.4839</text:p>
          </table:table-cell>
          <table:table-cell table:formula="of:= [.$B$2]/[.H74]" office:value-type="float" office:value="-1.03323026051081" calcext:value-type="float">
            <text:p>-1.0332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75]/[.$B$1]" office:value-type="float" office:value="1" calcext:value-type="float">
            <text:p>1.0000</text:p>
          </table:table-cell>
          <table:table-cell table:formula="of:=[.B75]/[.$B$1]" office:value-type="float" office:value="0" calcext:value-type="float">
            <text:p>0.0000</text:p>
          </table:table-cell>
          <table:table-cell table:formula="of:=[.D75]-[.C75]" office:value-type="float" office:value="-1" calcext:value-type="float">
            <text:p>-1.0000</text:p>
          </table:table-cell>
          <table:table-cell table:formula="of:= SQRT(([.C75]^2+[.D75]^2)/2)" office:value-type="float" office:value="0.707106781186548" calcext:value-type="float">
            <text:p>0.7071</text:p>
          </table:table-cell>
          <table:table-cell table:formula="of:=[.H74]" office:value-type="float" office:value="-0.483919237666163" calcext:value-type="float">
            <text:p>-0.4839</text:p>
          </table:table-cell>
          <table:table-cell table:formula="of:= [.F75]*[.E75]*0.5 + (1-[.F75])*[.G75]" office:value-type="float" office:value="-0.495290053759068" calcext:value-type="float">
            <text:p>-0.4953</text:p>
          </table:table-cell>
          <table:table-cell table:formula="of:= [.$B$2]/[.H75]" office:value-type="float" office:value="-1.00950947067316" calcext:value-type="float">
            <text:p>-1.0095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76]/[.$B$1]" office:value-type="float" office:value="1" calcext:value-type="float">
            <text:p>1.0000</text:p>
          </table:table-cell>
          <table:table-cell table:formula="of:=[.B76]/[.$B$1]" office:value-type="float" office:value="0" calcext:value-type="float">
            <text:p>0.0000</text:p>
          </table:table-cell>
          <table:table-cell table:formula="of:=[.D76]-[.C76]" office:value-type="float" office:value="-1" calcext:value-type="float">
            <text:p>-1.0000</text:p>
          </table:table-cell>
          <table:table-cell table:formula="of:= SQRT(([.C76]^2+[.D76]^2)/2)" office:value-type="float" office:value="0.707106781186548" calcext:value-type="float">
            <text:p>0.7071</text:p>
          </table:table-cell>
          <table:table-cell table:formula="of:=[.H75]" office:value-type="float" office:value="-0.495290053759068" calcext:value-type="float">
            <text:p>-0.4953</text:p>
          </table:table-cell>
          <table:table-cell table:formula="of:= [.F76]*[.E76]*0.5 + (1-[.F76])*[.G76]" office:value-type="float" office:value="-0.498620488685055" calcext:value-type="float">
            <text:p>-0.4986</text:p>
          </table:table-cell>
          <table:table-cell table:formula="of:= [.$B$2]/[.H76]" office:value-type="float" office:value="-1.00276665589612" calcext:value-type="float">
            <text:p>-1.0028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77]/[.$B$1]" office:value-type="float" office:value="1" calcext:value-type="float">
            <text:p>1.0000</text:p>
          </table:table-cell>
          <table:table-cell table:formula="of:=[.B77]/[.$B$1]" office:value-type="float" office:value="0" calcext:value-type="float">
            <text:p>0.0000</text:p>
          </table:table-cell>
          <table:table-cell table:formula="of:=[.D77]-[.C77]" office:value-type="float" office:value="-1" calcext:value-type="float">
            <text:p>-1.0000</text:p>
          </table:table-cell>
          <table:table-cell table:formula="of:= SQRT(([.C77]^2+[.D77]^2)/2)" office:value-type="float" office:value="0.707106781186548" calcext:value-type="float">
            <text:p>0.7071</text:p>
          </table:table-cell>
          <table:table-cell table:formula="of:=[.H76]" office:value-type="float" office:value="-0.498620488685055" calcext:value-type="float">
            <text:p>-0.4986</text:p>
          </table:table-cell>
          <table:table-cell table:formula="of:= [.F77]*[.E77]*0.5 + (1-[.F77])*[.G77]" office:value-type="float" office:value="-0.499595950490576" calcext:value-type="float">
            <text:p>-0.4996</text:p>
          </table:table-cell>
          <table:table-cell table:formula="of:= [.$B$2]/[.H77]" office:value-type="float" office:value="-1.00080875257101" calcext:value-type="float">
            <text:p>-1.0008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78]/[.$B$1]" office:value-type="float" office:value="1" calcext:value-type="float">
            <text:p>1.0000</text:p>
          </table:table-cell>
          <table:table-cell table:formula="of:=[.B78]/[.$B$1]" office:value-type="float" office:value="0" calcext:value-type="float">
            <text:p>0.0000</text:p>
          </table:table-cell>
          <table:table-cell table:formula="of:=[.D78]-[.C78]" office:value-type="float" office:value="-1" calcext:value-type="float">
            <text:p>-1.0000</text:p>
          </table:table-cell>
          <table:table-cell table:formula="of:= SQRT(([.C78]^2+[.D78]^2)/2)" office:value-type="float" office:value="0.707106781186548" calcext:value-type="float">
            <text:p>0.7071</text:p>
          </table:table-cell>
          <table:table-cell table:formula="of:=[.H77]" office:value-type="float" office:value="-0.499595950490576" calcext:value-type="float">
            <text:p>-0.4996</text:p>
          </table:table-cell>
          <table:table-cell table:formula="of:= [.F78]*[.E78]*0.5 + (1-[.F78])*[.G78]" office:value-type="float" office:value="-0.499881656638625" calcext:value-type="float">
            <text:p>-0.4999</text:p>
          </table:table-cell>
          <table:table-cell table:formula="of:= [.$B$2]/[.H78]" office:value-type="float" office:value="-1.00023674275662" calcext:value-type="float">
            <text:p>-1.0002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79]/[.$B$1]" office:value-type="float" office:value="1" calcext:value-type="float">
            <text:p>1.0000</text:p>
          </table:table-cell>
          <table:table-cell table:formula="of:=[.B79]/[.$B$1]" office:value-type="float" office:value="0" calcext:value-type="float">
            <text:p>0.0000</text:p>
          </table:table-cell>
          <table:table-cell table:formula="of:=[.D79]-[.C79]" office:value-type="float" office:value="-1" calcext:value-type="float">
            <text:p>-1.0000</text:p>
          </table:table-cell>
          <table:table-cell table:formula="of:= SQRT(([.C79]^2+[.D79]^2)/2)" office:value-type="float" office:value="0.707106781186548" calcext:value-type="float">
            <text:p>0.7071</text:p>
          </table:table-cell>
          <table:table-cell table:formula="of:=[.H78]" office:value-type="float" office:value="-0.499881656638625" calcext:value-type="float">
            <text:p>-0.4999</text:p>
          </table:table-cell>
          <table:table-cell table:formula="of:= [.F79]*[.E79]*0.5 + (1-[.F79])*[.G79]" office:value-type="float" office:value="-0.499965338031962" calcext:value-type="float">
            <text:p>-0.5000</text:p>
          </table:table-cell>
          <table:table-cell table:formula="of:= [.$B$2]/[.H79]" office:value-type="float" office:value="-1.00006932874222" calcext:value-type="float">
            <text:p>-1.0001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80]/[.$B$1]" office:value-type="float" office:value="1" calcext:value-type="float">
            <text:p>1.0000</text:p>
          </table:table-cell>
          <table:table-cell table:formula="of:=[.B80]/[.$B$1]" office:value-type="float" office:value="0" calcext:value-type="float">
            <text:p>0.0000</text:p>
          </table:table-cell>
          <table:table-cell table:formula="of:=[.D80]-[.C80]" office:value-type="float" office:value="-1" calcext:value-type="float">
            <text:p>-1.0000</text:p>
          </table:table-cell>
          <table:table-cell table:formula="of:= SQRT(([.C80]^2+[.D80]^2)/2)" office:value-type="float" office:value="0.707106781186548" calcext:value-type="float">
            <text:p>0.7071</text:p>
          </table:table-cell>
          <table:table-cell table:formula="of:=[.H79]" office:value-type="float" office:value="-0.499965338031962" calcext:value-type="float">
            <text:p>-0.5000</text:p>
          </table:table-cell>
          <table:table-cell table:formula="of:= [.F80]*[.E80]*0.5 + (1-[.F80])*[.G80]" office:value-type="float" office:value="-0.499989847744611" calcext:value-type="float">
            <text:p>-0.5000</text:p>
          </table:table-cell>
          <table:table-cell table:formula="of:= [.$B$2]/[.H80]" office:value-type="float" office:value="-1.00002030492306" calcext:value-type="float">
            <text:p>-1.0000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81]/[.$B$1]" office:value-type="float" office:value="1" calcext:value-type="float">
            <text:p>1.0000</text:p>
          </table:table-cell>
          <table:table-cell table:formula="of:=[.B81]/[.$B$1]" office:value-type="float" office:value="0" calcext:value-type="float">
            <text:p>0.0000</text:p>
          </table:table-cell>
          <table:table-cell table:formula="of:=[.D81]-[.C81]" office:value-type="float" office:value="-1" calcext:value-type="float">
            <text:p>-1.0000</text:p>
          </table:table-cell>
          <table:table-cell table:formula="of:= SQRT(([.C81]^2+[.D81]^2)/2)" office:value-type="float" office:value="0.707106781186548" calcext:value-type="float">
            <text:p>0.7071</text:p>
          </table:table-cell>
          <table:table-cell table:formula="of:=[.H80]" office:value-type="float" office:value="-0.499989847744611" calcext:value-type="float">
            <text:p>-0.5000</text:p>
          </table:table-cell>
          <table:table-cell table:formula="of:= [.F81]*[.E81]*0.5 + (1-[.F81])*[.G81]" office:value-type="float" office:value="-0.499997026473241" calcext:value-type="float">
            <text:p>-0.5000</text:p>
          </table:table-cell>
          <table:table-cell table:formula="of:= [.$B$2]/[.H81]" office:value-type="float" office:value="-1.00000594708889" calcext:value-type="float">
            <text:p>-1.0000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82]/[.$B$1]" office:value-type="float" office:value="1" calcext:value-type="float">
            <text:p>1.0000</text:p>
          </table:table-cell>
          <table:table-cell table:formula="of:=[.B82]/[.$B$1]" office:value-type="float" office:value="0" calcext:value-type="float">
            <text:p>0.0000</text:p>
          </table:table-cell>
          <table:table-cell table:formula="of:=[.D82]-[.C82]" office:value-type="float" office:value="-1" calcext:value-type="float">
            <text:p>-1.0000</text:p>
          </table:table-cell>
          <table:table-cell table:formula="of:= SQRT(([.C82]^2+[.D82]^2)/2)" office:value-type="float" office:value="0.707106781186548" calcext:value-type="float">
            <text:p>0.7071</text:p>
          </table:table-cell>
          <table:table-cell table:formula="of:=[.H81]" office:value-type="float" office:value="-0.499997026473241" calcext:value-type="float">
            <text:p>-0.5000</text:p>
          </table:table-cell>
          <table:table-cell table:formula="of:= [.F82]*[.E82]*0.5 + (1-[.F82])*[.G82]" office:value-type="float" office:value="-0.499999129074176" calcext:value-type="float">
            <text:p>-0.5000</text:p>
          </table:table-cell>
          <table:table-cell table:formula="of:= [.$B$2]/[.H82]" office:value-type="float" office:value="-1.00000174185468" calcext:value-type="float">
            <text:p>-1.0000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83]/[.$B$1]" office:value-type="float" office:value="1" calcext:value-type="float">
            <text:p>1.0000</text:p>
          </table:table-cell>
          <table:table-cell table:formula="of:=[.B83]/[.$B$1]" office:value-type="float" office:value="0" calcext:value-type="float">
            <text:p>0.0000</text:p>
          </table:table-cell>
          <table:table-cell table:formula="of:=[.D83]-[.C83]" office:value-type="float" office:value="-1" calcext:value-type="float">
            <text:p>-1.0000</text:p>
          </table:table-cell>
          <table:table-cell table:formula="of:= SQRT(([.C83]^2+[.D83]^2)/2)" office:value-type="float" office:value="0.707106781186548" calcext:value-type="float">
            <text:p>0.7071</text:p>
          </table:table-cell>
          <table:table-cell table:formula="of:=[.H82]" office:value-type="float" office:value="-0.499999129074176" calcext:value-type="float">
            <text:p>-0.5000</text:p>
          </table:table-cell>
          <table:table-cell table:formula="of:= [.F83]*[.E83]*0.5 + (1-[.F83])*[.G83]" office:value-type="float" office:value="-0.499999744911732" calcext:value-type="float">
            <text:p>-0.5000</text:p>
          </table:table-cell>
          <table:table-cell table:formula="of:= [.$B$2]/[.H83]" office:value-type="float" office:value="-1.0000005101768" calcext:value-type="float">
            <text:p>-1.0000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84]/[.$B$1]" office:value-type="float" office:value="1" calcext:value-type="float">
            <text:p>1.0000</text:p>
          </table:table-cell>
          <table:table-cell table:formula="of:=[.B84]/[.$B$1]" office:value-type="float" office:value="0" calcext:value-type="float">
            <text:p>0.0000</text:p>
          </table:table-cell>
          <table:table-cell table:formula="of:=[.D84]-[.C84]" office:value-type="float" office:value="-1" calcext:value-type="float">
            <text:p>-1.0000</text:p>
          </table:table-cell>
          <table:table-cell table:formula="of:= SQRT(([.C84]^2+[.D84]^2)/2)" office:value-type="float" office:value="0.707106781186548" calcext:value-type="float">
            <text:p>0.7071</text:p>
          </table:table-cell>
          <table:table-cell table:formula="of:=[.H83]" office:value-type="float" office:value="-0.499999744911732" calcext:value-type="float">
            <text:p>-0.5000</text:p>
          </table:table-cell>
          <table:table-cell table:formula="of:= [.F84]*[.E84]*0.5 + (1-[.F84])*[.G84]" office:value-type="float" office:value="-0.499999925286376" calcext:value-type="float">
            <text:p>-0.5000</text:p>
          </table:table-cell>
          <table:table-cell table:formula="of:= [.$B$2]/[.H84]" office:value-type="float" office:value="-1.00000014942727" calcext:value-type="float">
            <text:p>-1.0000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85]/[.$B$1]" office:value-type="float" office:value="1" calcext:value-type="float">
            <text:p>1.0000</text:p>
          </table:table-cell>
          <table:table-cell table:formula="of:=[.B85]/[.$B$1]" office:value-type="float" office:value="0" calcext:value-type="float">
            <text:p>0.0000</text:p>
          </table:table-cell>
          <table:table-cell table:formula="of:=[.D85]-[.C85]" office:value-type="float" office:value="-1" calcext:value-type="float">
            <text:p>-1.0000</text:p>
          </table:table-cell>
          <table:table-cell table:formula="of:= SQRT(([.C85]^2+[.D85]^2)/2)" office:value-type="float" office:value="0.707106781186548" calcext:value-type="float">
            <text:p>0.7071</text:p>
          </table:table-cell>
          <table:table-cell table:formula="of:=[.H84]" office:value-type="float" office:value="-0.499999925286376" calcext:value-type="float">
            <text:p>-0.5000</text:p>
          </table:table-cell>
          <table:table-cell table:formula="of:= [.F85]*[.E85]*0.5 + (1-[.F85])*[.G85]" office:value-type="float" office:value="-0.499999978116886" calcext:value-type="float">
            <text:p>-0.5000</text:p>
          </table:table-cell>
          <table:table-cell table:formula="of:= [.$B$2]/[.H85]" office:value-type="float" office:value="-1.00000004376623" calcext:value-type="float">
            <text:p>-1.0000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86]/[.$B$1]" office:value-type="float" office:value="1" calcext:value-type="float">
            <text:p>1.0000</text:p>
          </table:table-cell>
          <table:table-cell table:formula="of:=[.B86]/[.$B$1]" office:value-type="float" office:value="0" calcext:value-type="float">
            <text:p>0.0000</text:p>
          </table:table-cell>
          <table:table-cell table:formula="of:=[.D86]-[.C86]" office:value-type="float" office:value="-1" calcext:value-type="float">
            <text:p>-1.0000</text:p>
          </table:table-cell>
          <table:table-cell table:formula="of:= SQRT(([.C86]^2+[.D86]^2)/2)" office:value-type="float" office:value="0.707106781186548" calcext:value-type="float">
            <text:p>0.7071</text:p>
          </table:table-cell>
          <table:table-cell table:formula="of:=[.H85]" office:value-type="float" office:value="-0.499999978116886" calcext:value-type="float">
            <text:p>-0.5000</text:p>
          </table:table-cell>
          <table:table-cell table:formula="of:= [.F86]*[.E86]*0.5 + (1-[.F86])*[.G86]" office:value-type="float" office:value="-0.499999993590584" calcext:value-type="float">
            <text:p>-0.5000</text:p>
          </table:table-cell>
          <table:table-cell table:formula="of:= [.$B$2]/[.H86]" office:value-type="float" office:value="-1.00000001281883" calcext:value-type="float">
            <text:p>-1.0000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87]/[.$B$1]" office:value-type="float" office:value="1" calcext:value-type="float">
            <text:p>1.0000</text:p>
          </table:table-cell>
          <table:table-cell table:formula="of:=[.B87]/[.$B$1]" office:value-type="float" office:value="0" calcext:value-type="float">
            <text:p>0.0000</text:p>
          </table:table-cell>
          <table:table-cell table:formula="of:=[.D87]-[.C87]" office:value-type="float" office:value="-1" calcext:value-type="float">
            <text:p>-1.0000</text:p>
          </table:table-cell>
          <table:table-cell table:formula="of:= SQRT(([.C87]^2+[.D87]^2)/2)" office:value-type="float" office:value="0.707106781186548" calcext:value-type="float">
            <text:p>0.7071</text:p>
          </table:table-cell>
          <table:table-cell table:formula="of:=[.H86]" office:value-type="float" office:value="-0.499999993590584" calcext:value-type="float">
            <text:p>-0.5000</text:p>
          </table:table-cell>
          <table:table-cell table:formula="of:= [.F87]*[.E87]*0.5 + (1-[.F87])*[.G87]" office:value-type="float" office:value="-0.499999998122726" calcext:value-type="float">
            <text:p>-0.5000</text:p>
          </table:table-cell>
          <table:table-cell table:formula="of:= [.$B$2]/[.H87]" office:value-type="float" office:value="-1.00000000375455" calcext:value-type="float">
            <text:p>-1.0000</text:p>
          </table:table-cell>
        </table:table-row>
        <table:table-row table:style-name="ro1">
          <table:table-cell office:value-type="float" office:value="25" calcext:value-type="float">
            <text:p>25.0000</text:p>
          </table:table-cell>
          <table:table-cell office:value-type="float" office:value="0" calcext:value-type="float">
            <text:p>0.0000</text:p>
          </table:table-cell>
          <table:table-cell table:formula="of:=[.A88]/[.$B$1]" office:value-type="float" office:value="1" calcext:value-type="float">
            <text:p>1.0000</text:p>
          </table:table-cell>
          <table:table-cell table:formula="of:=[.B88]/[.$B$1]" office:value-type="float" office:value="0" calcext:value-type="float">
            <text:p>0.0000</text:p>
          </table:table-cell>
          <table:table-cell table:formula="of:=[.D88]-[.C88]" office:value-type="float" office:value="-1" calcext:value-type="float">
            <text:p>-1.0000</text:p>
          </table:table-cell>
          <table:table-cell table:formula="of:= SQRT(([.C88]^2+[.D88]^2)/2)" office:value-type="float" office:value="0.707106781186548" calcext:value-type="float">
            <text:p>0.7071</text:p>
          </table:table-cell>
          <table:table-cell table:formula="of:=[.H87]" office:value-type="float" office:value="-0.499999998122726" calcext:value-type="float">
            <text:p>-0.5000</text:p>
          </table:table-cell>
          <table:table-cell table:formula="of:= [.F88]*[.E88]*0.5 + (1-[.F88])*[.G88]" office:value-type="float" office:value="-0.499999999450159" calcext:value-type="float">
            <text:p>-0.5000</text:p>
          </table:table-cell>
          <table:table-cell table:formula="of:= [.$B$2]/[.H88]" office:value-type="float" office:value="-1.00000000109968" calcext:value-type="float">
            <text:p>-1.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7:56:17.858861952</meta:creation-date>
    <dc:date>2018-08-18T18:16:06.154770707</dc:date>
    <meta:editing-duration>PT9M28S</meta:editing-duration>
    <meta:editing-cycles>1</meta:editing-cycles>
    <meta:document-statistic meta:table-count="1" meta:cell-count="769" meta:object-count="0"/>
    <meta:generator>LibreOffice/5.1.6.2$Linux_X86_64 LibreOffice_project/10m0$Build-2</meta:generator>
  </office:meta>
</office:document-meta>
</file>